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27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32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solid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35" style:family="graphic" style:parent-style-name="standard">
      <style:graphic-properties svg:stroke-width="0cm" draw:marker-start-width="0.245cm" draw:marker-end-width="0.245cm" draw:textarea-horizontal-align="center" draw:textarea-vertical-align="middle"/>
    </style:style>
    <style:style style:name="gr36" style:family="graphic" style:parent-style-name="standard">
      <style:graphic-properties draw:marker-end="Arrow" draw:marker-end-width="0.2cm" draw:textarea-horizontal-align="center" draw:textarea-vertical-align="middle"/>
    </style:style>
    <style:style style:name="gr37" style:family="graphic" style:parent-style-name="standard">
      <style:graphic-properties svg:stroke-width="0cm" draw:marker-start="Arrow" draw:marker-start-width="0.2cm" draw:marker-end="Arrow" draw:marker-end-width="0.2cm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 fo:padding-left="0.15cm" fo:padding-right="0.15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 fo:padding-left="0.15cm" fo:padding-right="0.15cm"/>
    </style:style>
    <style:style style:name="gr4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3" style:family="graphic" style:parent-style-name="objectwithoutfill">
      <style:graphic-properties draw:fill="none" draw:textarea-horizontal-align="center" draw:textarea-vertical-align="middle"/>
    </style:style>
    <style:style style:name="gr44" style:family="graphic" style:parent-style-name="standard">
      <style:graphic-properties draw:textarea-horizontal-align="center" draw:textarea-vertical-align="middle"/>
    </style:style>
    <style:style style:name="gr45" style:family="graphic" style:parent-style-name="standard">
      <style:graphic-properties draw:marker-start="Arrowheads_20_1" draw:marker-start-width="0.2cm" draw:marker-start-center="true" draw:marker-end-width="0.2cm" draw:marker-end-center="true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8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49" style:family="graphic" style:parent-style-name="objectwithoutfill">
      <style:graphic-properties draw:fill="solid" draw:fill-color="#ffffff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bottom" fo:min-height="0.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20% 75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cm" svg:y1="3cm" svg:x2="6.2cm" svg:y2="2.4cm">
            <text:p/>
          </draw:line>
          <draw:line draw:style-name="gr2" draw:text-style-name="P1" draw:layer="layout" svg:x1="6.2cm" svg:y1="2.4cm" svg:x2="7cm" svg:y2="2.4cm">
            <text:p/>
          </draw:line>
          <draw:line draw:style-name="gr3" draw:text-style-name="P1" draw:layer="layout" svg:x1="7.2cm" svg:y1="3cm" svg:x2="7cm" svg:y2="2.4cm">
            <text:p/>
          </draw:line>
          <draw:line draw:style-name="gr4" draw:text-style-name="P1" draw:layer="layout" svg:x1="7.2cm" svg:y1="3cm" svg:x2="8cm" svg:y2="3cm">
            <text:p/>
          </draw:line>
        </draw:g>
        <draw:g>
          <draw:line draw:style-name="gr5" draw:text-style-name="P1" draw:layer="layout" svg:x1="8cm" svg:y1="3cm" svg:x2="8.2cm" svg:y2="2.4cm">
            <text:p/>
          </draw:line>
          <draw:line draw:style-name="gr6" draw:text-style-name="P1" draw:layer="layout" svg:x1="8.2cm" svg:y1="2.4cm" svg:x2="9cm" svg:y2="2.4cm">
            <text:p/>
          </draw:line>
          <draw:line draw:style-name="gr7" draw:text-style-name="P1" draw:layer="layout" svg:x1="9.2cm" svg:y1="3cm" svg:x2="9cm" svg:y2="2.4cm">
            <text:p/>
          </draw:line>
          <draw:line draw:style-name="gr8" draw:text-style-name="P1" draw:layer="layout" svg:x1="9.2cm" svg:y1="3cm" svg:x2="10cm" svg:y2="3cm">
            <text:p/>
          </draw:line>
        </draw:g>
        <draw:g>
          <draw:line draw:style-name="gr9" draw:text-style-name="P1" draw:layer="layout" svg:x1="10cm" svg:y1="3cm" svg:x2="10.2cm" svg:y2="2.4cm">
            <text:p/>
          </draw:line>
          <draw:line draw:style-name="gr10" draw:text-style-name="P1" draw:layer="layout" svg:x1="10.2cm" svg:y1="2.4cm" svg:x2="11cm" svg:y2="2.4cm">
            <text:p/>
          </draw:line>
          <draw:line draw:style-name="gr11" draw:text-style-name="P1" draw:layer="layout" svg:x1="11.2cm" svg:y1="3cm" svg:x2="11cm" svg:y2="2.4cm">
            <text:p/>
          </draw:line>
          <draw:line draw:style-name="gr12" draw:text-style-name="P1" draw:layer="layout" svg:x1="11.2cm" svg:y1="3cm" svg:x2="12cm" svg:y2="3cm">
            <text:p/>
          </draw:line>
        </draw:g>
        <draw:g>
          <draw:line draw:style-name="gr13" draw:text-style-name="P1" draw:layer="layout" svg:x1="12cm" svg:y1="3cm" svg:x2="12.2cm" svg:y2="2.4cm">
            <text:p/>
          </draw:line>
          <draw:line draw:style-name="gr14" draw:text-style-name="P1" draw:layer="layout" svg:x1="12.2cm" svg:y1="2.4cm" svg:x2="13cm" svg:y2="2.4cm">
            <text:p/>
          </draw:line>
          <draw:line draw:style-name="gr15" draw:text-style-name="P1" draw:layer="layout" svg:x1="13.2cm" svg:y1="3cm" svg:x2="13cm" svg:y2="2.4cm">
            <text:p/>
          </draw:line>
          <draw:line draw:style-name="gr16" draw:text-style-name="P1" draw:layer="layout" svg:x1="13.2cm" svg:y1="3cm" svg:x2="14cm" svg:y2="3cm">
            <text:p/>
          </draw:line>
        </draw:g>
        <draw:g>
          <draw:line draw:style-name="gr17" draw:text-style-name="P1" draw:layer="layout" svg:x1="14cm" svg:y1="3cm" svg:x2="14.2cm" svg:y2="2.4cm">
            <text:p/>
          </draw:line>
          <draw:line draw:style-name="gr18" draw:text-style-name="P1" draw:layer="layout" svg:x1="14.2cm" svg:y1="2.4cm" svg:x2="15cm" svg:y2="2.4cm">
            <text:p/>
          </draw:line>
          <draw:line draw:style-name="gr19" draw:text-style-name="P1" draw:layer="layout" svg:x1="15.2cm" svg:y1="3cm" svg:x2="15cm" svg:y2="2.4cm">
            <text:p/>
          </draw:line>
          <draw:line draw:style-name="gr20" draw:text-style-name="P1" draw:layer="layout" svg:x1="15.2cm" svg:y1="3cm" svg:x2="16cm" svg:y2="3cm">
            <text:p/>
          </draw:line>
        </draw:g>
        <draw:g>
          <draw:line draw:style-name="gr21" draw:text-style-name="P1" draw:layer="layout" svg:x1="16cm" svg:y1="3cm" svg:x2="16.2cm" svg:y2="2.4cm">
            <text:p/>
          </draw:line>
          <draw:line draw:style-name="gr22" draw:text-style-name="P1" draw:layer="layout" svg:x1="16.2cm" svg:y1="2.4cm" svg:x2="17cm" svg:y2="2.4cm">
            <text:p/>
          </draw:line>
          <draw:line draw:style-name="gr23" draw:text-style-name="P1" draw:layer="layout" svg:x1="17.2cm" svg:y1="3cm" svg:x2="17cm" svg:y2="2.4cm">
            <text:p/>
          </draw:line>
          <draw:line draw:style-name="gr24" draw:text-style-name="P1" draw:layer="layout" svg:x1="17.2cm" svg:y1="3cm" svg:x2="18cm" svg:y2="3cm">
            <text:p/>
          </draw:line>
        </draw:g>
        <draw:line draw:style-name="gr25" draw:text-style-name="P2" draw:layer="layout" svg:x1="8.2cm" svg:y1="4cm" svg:x2="8.4cm" svg:y2="3.4cm">
          <text:p/>
        </draw:line>
        <draw:line draw:style-name="gr25" draw:text-style-name="P2" draw:layer="layout" svg:x1="6cm" svg:y1="4cm" svg:x2="8.2cm" svg:y2="4cm">
          <text:p/>
        </draw:line>
        <draw:line draw:style-name="gr25" draw:text-style-name="P2" draw:layer="layout" svg:x1="10.4cm" svg:y1="4cm" svg:x2="10.2cm" svg:y2="3.4cm">
          <text:p/>
        </draw:line>
        <draw:line draw:style-name="gr25" draw:text-style-name="P2" draw:layer="layout" svg:x1="10.4cm" svg:y1="4cm" svg:x2="19cm" svg:y2="4cm">
          <text:p/>
        </draw:line>
        <draw:frame draw:style-name="gr26" draw:text-style-name="P3" draw:layer="layout" svg:width="4cm" svg:height="0.8cm" svg:x="2cm" svg:y="2.2cm">
          <draw:text-box>
            <text:p><text:span text:style-name="T1">clk</text:span></text:p>
          </draw:text-box>
        </draw:frame>
        <draw:frame draw:style-name="gr26" draw:text-style-name="P3" draw:layer="layout" svg:width="4cm" svg:height="0.8cm" svg:x="2cm" svg:y="3.2cm">
          <draw:text-box>
            <text:p><text:span text:style-name="T1">bus_write</text:span></text:p>
          </draw:text-box>
        </draw:frame>
        <draw:frame draw:style-name="gr26" draw:text-style-name="P3" draw:layer="layout" svg:width="4.009cm" svg:height="0.8cm" svg:x="1.991cm" svg:y="4.235cm">
          <draw:text-box>
            <text:p><text:span text:style-name="T1">bus_read</text:span></text:p>
          </draw:text-box>
        </draw:frame>
        <draw:line draw:style-name="gr25" draw:text-style-name="P2" draw:layer="layout" svg:x1="8.4cm" svg:y1="3.4cm" svg:x2="10.2cm" svg:y2="3.4cm">
          <text:p/>
        </draw:line>
        <draw:line draw:style-name="gr25" draw:text-style-name="P2" draw:layer="layout" svg:x1="14.2cm" svg:y1="5cm" svg:x2="14.4cm" svg:y2="4.4cm">
          <text:p/>
        </draw:line>
        <draw:line draw:style-name="gr25" draw:text-style-name="P2" draw:layer="layout" svg:x1="6cm" svg:y1="5cm" svg:x2="14.2cm" svg:y2="5cm">
          <text:p/>
        </draw:line>
        <draw:line draw:style-name="gr25" draw:text-style-name="P2" draw:layer="layout" svg:x1="16.4cm" svg:y1="5cm" svg:x2="16.2cm" svg:y2="4.4cm">
          <text:p/>
        </draw:line>
        <draw:line draw:style-name="gr25" draw:text-style-name="P2" draw:layer="layout" svg:x1="16.4cm" svg:y1="5cm" svg:x2="19cm" svg:y2="5cm">
          <text:p/>
        </draw:line>
        <draw:line draw:style-name="gr25" draw:text-style-name="P2" draw:layer="layout" svg:x1="14.4cm" svg:y1="4.4cm" svg:x2="16.2cm" svg:y2="4.4cm">
          <text:p/>
        </draw:line>
        <draw:frame draw:style-name="gr26" draw:text-style-name="P3" draw:layer="layout" svg:width="4cm" svg:height="0.8cm" svg:x="2cm" svg:y="5.2cm">
          <draw:text-box>
            <text:p><text:span text:style-name="T1">bus_writedata</text:span></text:p>
          </draw:text-box>
        </draw:frame>
        <draw:frame draw:style-name="gr26" draw:text-style-name="P3" draw:layer="layout" svg:width="4cm" svg:height="0.8cm" svg:x="2cm" svg:y="6.2cm">
          <draw:text-box>
            <text:p><text:span text:style-name="T1">bus_readdata</text:span></text:p>
          </draw:text-box>
        </draw:frame>
        <draw:frame draw:style-name="gr26" draw:text-style-name="P3" draw:layer="layout" svg:width="4cm" svg:height="0.8cm" svg:x="2cm" svg:y="7.2cm">
          <draw:text-box>
            <text:p><text:span text:style-name="T1">bus_interrupt</text:span></text:p>
          </draw:text-box>
        </draw:frame>
        <draw:polygon draw:style-name="gr27" draw:text-style-name="P2" draw:layer="layout" svg:width="2.299cm" svg:height="0.599cm" svg:x="6cm" svg:y="5.4cm" svg:viewBox="0 0 2300 600" draw:points="0,0 2200,0 2300,300 2200,600 0,600">
          <text:p/>
        </draw:polygon>
        <draw:polygon draw:style-name="gr27" draw:text-style-name="P2" draw:layer="layout" svg:width="8.699cm" svg:height="0.599cm" svg:x="10.3cm" svg:y="5.4cm" svg:viewBox="0 0 8700 600" draw:points="8700,0 100,0 0,300 100,600 8700,600">
          <text:p/>
        </draw:polygon>
        <draw:polygon draw:style-name="gr28" draw:text-style-name="P2" draw:layer="layout" svg:width="1.999cm" svg:height="0.599cm" svg:x="8.3cm" svg:y="5.4cm" svg:viewBox="0 0 2000 600" draw:points="1900,0 100,0 0,300 100,600 1900,600 2000,300">
          <text:p/>
        </draw:polygon>
        <draw:polygon draw:style-name="gr27" draw:text-style-name="P2" draw:layer="layout" svg:width="8.299cm" svg:height="0.599cm" svg:x="6cm" svg:y="6.4cm" svg:viewBox="0 0 8300 600" draw:points="0,0 8200,0 8300,300 8200,600 0,600">
          <text:p/>
        </draw:polygon>
        <draw:polygon draw:style-name="gr27" draw:text-style-name="P2" draw:layer="layout" svg:width="2.699cm" svg:height="0.599cm" svg:x="16.3cm" svg:y="6.4cm" svg:viewBox="0 0 2700 600" draw:points="2700,0 100,0 0,300 100,600 2700,600">
          <text:p/>
        </draw:polygon>
        <draw:polygon draw:style-name="gr28" draw:text-style-name="P2" draw:layer="layout" svg:width="1.999cm" svg:height="0.599cm" svg:x="14.3cm" svg:y="6.4cm" svg:viewBox="0 0 2000 600" draw:points="1900,0 100,0 0,300 100,600 1900,600 2000,300">
          <text:p/>
        </draw:polygon>
        <draw:line draw:style-name="gr25" draw:text-style-name="P2" draw:layer="layout" svg:x1="16.4cm" svg:y1="8cm" svg:x2="16.2cm" svg:y2="7.4cm">
          <text:p/>
        </draw:line>
        <draw:line draw:style-name="gr25" draw:text-style-name="P2" draw:layer="layout" svg:x1="16.4cm" svg:y1="8cm" svg:x2="19cm" svg:y2="8cm">
          <text:p/>
        </draw:line>
        <draw:line draw:style-name="gr25" draw:text-style-name="P2" draw:layer="layout" svg:x1="6cm" svg:y1="7.4cm" svg:x2="16.2cm" svg:y2="7.4cm">
          <text:p/>
        </draw:line>
        <draw:line draw:style-name="gr29" draw:text-style-name="P1" draw:layer="layout" svg:x1="18cm" svg:y1="3cm" svg:x2="18.2cm" svg:y2="2.4cm">
          <text:p/>
        </draw:line>
        <draw:line draw:style-name="gr30" draw:text-style-name="P1" draw:layer="layout" svg:x1="18.2cm" svg:y1="2.4cm" svg:x2="19cm" svg:y2="2.4cm">
          <text:p/>
        </draw:line>
        <draw:line draw:style-name="gr31" draw:text-style-name="P2" draw:layer="layout" svg:x1="4cm" svg:y1="10cm" svg:x2="4.2cm" svg:y2="11cm">
          <text:p/>
        </draw:line>
        <draw:line draw:style-name="gr31" draw:text-style-name="P2" draw:layer="layout" svg:x1="4.2cm" svg:y1="11cm" svg:x2="5cm" svg:y2="11cm">
          <text:p/>
        </draw:line>
        <draw:line draw:style-name="gr25" draw:text-style-name="P2" draw:layer="layout" svg:x1="3cm" svg:y1="10cm" svg:x2="4cm" svg:y2="10cm">
          <text:p/>
        </draw:line>
        <draw:line draw:style-name="gr32" draw:text-style-name="P2" draw:layer="layout" svg:x1="5cm" svg:y1="11cm" svg:x2="12cm" svg:y2="11cm">
          <text:p/>
        </draw:line>
        <draw:line draw:style-name="gr25" draw:text-style-name="P2" draw:layer="layout" svg:x1="12.2cm" svg:y1="10cm" svg:x2="13cm" svg:y2="10cm">
          <text:p/>
        </draw:line>
        <draw:line draw:style-name="gr32" draw:text-style-name="P2" draw:layer="layout" svg:x1="5.2cm" svg:y1="10cm" svg:x2="12.2cm" svg:y2="10cm">
          <text:p/>
        </draw:line>
        <draw:line draw:style-name="gr32" draw:text-style-name="P2" draw:layer="layout" svg:x1="6.6cm" svg:y1="11cm" svg:x2="6.8cm" svg:y2="10cm">
          <text:p/>
        </draw:line>
        <draw:line draw:style-name="gr32" draw:text-style-name="P2" draw:layer="layout" svg:x1="6cm" svg:y1="11cm" svg:x2="6.2cm" svg:y2="10cm">
          <text:p/>
        </draw:line>
        <draw:line draw:style-name="gr32" draw:text-style-name="P2" draw:layer="layout" svg:x1="6.8cm" svg:y1="11cm" svg:x2="7cm" svg:y2="10cm">
          <text:p/>
        </draw:line>
        <draw:line draw:style-name="gr32" draw:text-style-name="P2" draw:layer="layout" svg:x1="6.2cm" svg:y1="11cm" svg:x2="6.4cm" svg:y2="10cm">
          <text:p/>
        </draw:line>
        <draw:line draw:style-name="gr32" draw:text-style-name="P2" draw:layer="layout" svg:x1="6.4cm" svg:y1="11cm" svg:x2="6.6cm" svg:y2="10cm">
          <text:p/>
        </draw:line>
        <draw:line draw:style-name="gr32" draw:text-style-name="P2" draw:layer="layout" svg:x1="7.6cm" svg:y1="11cm" svg:x2="7.8cm" svg:y2="10cm">
          <text:p/>
        </draw:line>
        <draw:line draw:style-name="gr32" draw:text-style-name="P2" draw:layer="layout" svg:x1="7cm" svg:y1="11cm" svg:x2="7.2cm" svg:y2="10cm">
          <text:p/>
        </draw:line>
        <draw:line draw:style-name="gr32" draw:text-style-name="P2" draw:layer="layout" svg:x1="7.8cm" svg:y1="11cm" svg:x2="8cm" svg:y2="10cm">
          <text:p/>
        </draw:line>
        <draw:line draw:style-name="gr32" draw:text-style-name="P2" draw:layer="layout" svg:x1="7.2cm" svg:y1="11cm" svg:x2="7.4cm" svg:y2="10cm">
          <text:p/>
        </draw:line>
        <draw:line draw:style-name="gr32" draw:text-style-name="P2" draw:layer="layout" svg:x1="7.4cm" svg:y1="11cm" svg:x2="7.6cm" svg:y2="10cm">
          <text:p/>
        </draw:line>
        <draw:line draw:style-name="gr33" draw:text-style-name="P2" draw:layer="layout" svg:x1="8cm" svg:y1="11cm" svg:x2="8.2cm" svg:y2="10cm">
          <text:p/>
        </draw:line>
        <draw:line draw:style-name="gr32" draw:text-style-name="P2" draw:layer="layout" svg:x1="8.8cm" svg:y1="11cm" svg:x2="9cm" svg:y2="10cm">
          <text:p/>
        </draw:line>
        <draw:line draw:style-name="gr32" draw:text-style-name="P2" draw:layer="layout" svg:x1="8.4cm" svg:y1="11cm" svg:x2="8.6cm" svg:y2="10cm">
          <text:p/>
        </draw:line>
        <draw:line draw:style-name="gr32" draw:text-style-name="P2" draw:layer="layout" svg:x1="9.6cm" svg:y1="11cm" svg:x2="9.8cm" svg:y2="10cm">
          <text:p/>
        </draw:line>
        <draw:line draw:style-name="gr32" draw:text-style-name="P2" draw:layer="layout" svg:x1="9.2cm" svg:y1="11cm" svg:x2="9.4cm" svg:y2="10cm">
          <text:p/>
        </draw:line>
        <draw:frame draw:style-name="gr34" draw:text-style-name="P4" draw:layer="layout" svg:width="1cm" svg:height="0.7cm" svg:x="4cm" svg:y="9cm">
          <draw:text-box>
            <text:p><text:span text:style-name="T2">8</text:span></text:p>
          </draw:text-box>
        </draw:frame>
        <draw:frame draw:style-name="gr34" draw:text-style-name="P4" draw:layer="layout" svg:width="1cm" svg:height="0.7cm" svg:x="5cm" svg:y="9cm">
          <draw:text-box>
            <text:p><text:span text:style-name="T2">7</text:span></text:p>
          </draw:text-box>
        </draw:frame>
        <draw:frame draw:style-name="gr34" draw:text-style-name="P4" draw:layer="layout" svg:width="1cm" svg:height="0.7cm" svg:x="6cm" svg:y="9cm">
          <draw:text-box>
            <text:p><text:span text:style-name="T2">6</text:span></text:p>
          </draw:text-box>
        </draw:frame>
        <draw:frame draw:style-name="gr34" draw:text-style-name="P4" draw:layer="layout" svg:width="1cm" svg:height="0.7cm" svg:x="7cm" svg:y="9cm">
          <draw:text-box>
            <text:p><text:span text:style-name="T2">5</text:span></text:p>
          </draw:text-box>
        </draw:frame>
        <draw:frame draw:style-name="gr34" draw:text-style-name="P4" draw:layer="layout" svg:width="1cm" svg:height="0.7cm" svg:x="8cm" svg:y="9cm">
          <draw:text-box>
            <text:p><text:span text:style-name="T2">4</text:span></text:p>
          </draw:text-box>
        </draw:frame>
        <draw:frame draw:style-name="gr34" draw:text-style-name="P4" draw:layer="layout" svg:width="1cm" svg:height="0.7cm" svg:x="9cm" svg:y="9cm">
          <draw:text-box>
            <text:p><text:span text:style-name="T2">3</text:span></text:p>
          </draw:text-box>
        </draw:frame>
        <draw:frame draw:style-name="gr34" draw:text-style-name="P4" draw:layer="layout" svg:width="1cm" svg:height="0.7cm" svg:x="10cm" svg:y="9cm">
          <draw:text-box>
            <text:p><text:span text:style-name="T2">2</text:span></text:p>
          </draw:text-box>
        </draw:frame>
        <draw:frame draw:style-name="gr34" draw:text-style-name="P4" draw:layer="layout" svg:width="1cm" svg:height="0.7cm" svg:x="11cm" svg:y="9cm">
          <draw:text-box>
            <text:p><text:span text:style-name="T2">1</text:span></text:p>
          </draw:text-box>
        </draw:frame>
        <draw:line draw:style-name="gr32" draw:text-style-name="P2" draw:layer="layout" svg:x1="10cm" svg:y1="11cm" svg:x2="10.2cm" svg:y2="10cm">
          <text:p/>
        </draw:line>
        <draw:line draw:style-name="gr32" draw:text-style-name="P2" draw:layer="layout" svg:x1="10.8cm" svg:y1="11cm" svg:x2="11cm" svg:y2="10cm">
          <text:p/>
        </draw:line>
        <draw:line draw:style-name="gr32" draw:text-style-name="P2" draw:layer="layout" svg:x1="10.4cm" svg:y1="11cm" svg:x2="10.6cm" svg:y2="10cm">
          <text:p/>
        </draw:line>
        <draw:line draw:style-name="gr32" draw:text-style-name="P2" draw:layer="layout" svg:x1="11.6cm" svg:y1="11cm" svg:x2="11.8cm" svg:y2="10cm">
          <text:p/>
        </draw:line>
        <draw:line draw:style-name="gr32" draw:text-style-name="P2" draw:layer="layout" svg:x1="11.2cm" svg:y1="11cm" svg:x2="11.4cm" svg:y2="10cm">
          <text:p/>
        </draw:line>
        <draw:frame draw:style-name="gr34" draw:text-style-name="P4" draw:layer="layout" svg:width="1cm" svg:height="0.7cm" svg:x="12cm" svg:y="9cm">
          <draw:text-box>
            <text:p><text:span text:style-name="T2">0</text:span></text:p>
          </draw:text-box>
        </draw:frame>
        <draw:line draw:style-name="gr35" draw:text-style-name="P2" draw:layer="layout" svg:x1="4cm" svg:y1="11.2cm" svg:x2="4cm" svg:y2="15.25cm">
          <text:p/>
        </draw:line>
        <draw:line draw:style-name="gr35" draw:text-style-name="P2" draw:layer="layout" svg:x1="6cm" svg:y1="11.2cm" svg:x2="6cm" svg:y2="15.25cm">
          <text:p/>
        </draw:line>
        <draw:line draw:style-name="gr35" draw:text-style-name="P2" draw:layer="layout" svg:x1="12cm" svg:y1="11.2cm" svg:x2="12cm" svg:y2="13.2cm">
          <text:p/>
        </draw:line>
        <draw:line draw:style-name="gr35" draw:text-style-name="P2" draw:layer="layout" svg:x1="5cm" svg:y1="11.2cm" svg:x2="5cm" svg:y2="14.25cm">
          <text:p/>
        </draw:line>
        <draw:line draw:style-name="gr36" draw:text-style-name="P2" draw:layer="layout" svg:x1="8.2cm" svg:y1="14cm" svg:x2="5cm" svg:y2="14cm">
          <text:p/>
        </draw:line>
        <draw:line draw:style-name="gr36" draw:text-style-name="P2" draw:layer="layout" svg:x1="8.2cm" svg:y1="15cm" svg:x2="6cm" svg:y2="15cm">
          <text:p/>
        </draw:line>
        <draw:line draw:style-name="gr36" draw:text-style-name="P2" draw:layer="layout" svg:x1="3cm" svg:y1="14cm" svg:x2="4cm" svg:y2="14cm">
          <text:p/>
        </draw:line>
        <draw:line draw:style-name="gr36" draw:text-style-name="P2" draw:layer="layout" svg:x1="15.2cm" svg:y1="13cm" svg:x2="13cm" svg:y2="13cm">
          <text:p/>
        </draw:line>
        <draw:line draw:style-name="gr35" draw:text-style-name="P2" draw:layer="layout" svg:x1="13cm" svg:y1="11.2cm" svg:x2="13cm" svg:y2="13.2cm">
          <text:p/>
        </draw:line>
        <draw:line draw:style-name="gr35" draw:text-style-name="P2" draw:layer="layout" svg:x1="4cm" svg:y1="14cm" svg:x2="5cm" svg:y2="14cm">
          <text:p/>
        </draw:line>
        <draw:line draw:style-name="gr35" draw:text-style-name="P2" draw:layer="layout" svg:x1="12cm" svg:y1="13cm" svg:x2="13cm" svg:y2="13cm">
          <text:p/>
        </draw:line>
        <draw:line draw:style-name="gr37" draw:text-style-name="P2" draw:layer="layout" svg:x1="4cm" svg:y1="13cm" svg:x2="12cm" svg:y2="13cm">
          <text:p/>
        </draw:line>
        <draw:line draw:style-name="gr37" draw:text-style-name="P2" draw:layer="layout" svg:x1="4cm" svg:y1="12cm" svg:x2="13cm" svg:y2="12cm">
          <text:p/>
        </draw:line>
        <draw:frame draw:style-name="gr38" draw:text-style-name="P4" draw:layer="layout" svg:width="1.5cm" svg:height="0.8cm" svg:x="6.5cm" svg:y="14.2cm">
          <draw:text-box>
            <text:p><text:span text:style-name="T2">t</text:span><text:span text:style-name="T3">DATS</text:span></text:p>
          </draw:text-box>
        </draw:frame>
        <draw:frame draw:style-name="gr38" draw:text-style-name="P4" draw:layer="layout" svg:width="1.7cm" svg:height="0.8cm" svg:x="6.5cm" svg:y="13.2cm">
          <draw:text-box>
            <text:p><text:span text:style-name="T2">t</text:span><text:span text:style-name="T3">LOW1</text:span></text:p>
          </draw:text-box>
        </draw:frame>
        <draw:frame draw:style-name="gr38" draw:text-style-name="P4" draw:layer="layout" svg:width="1.5cm" svg:height="0.8cm" svg:x="13.5cm" svg:y="12.2cm">
          <draw:text-box>
            <text:p><text:span text:style-name="T2">t</text:span><text:span text:style-name="T3">REC</text:span></text:p>
          </draw:text-box>
        </draw:frame>
        <draw:line draw:style-name="gr35" draw:text-style-name="P2" draw:layer="layout" svg:x1="4cm" svg:y1="9cm" svg:x2="13cm" svg:y2="9cm">
          <text:p/>
        </draw:line>
        <draw:line draw:style-name="gr35" draw:text-style-name="P2" draw:layer="layout" svg:x1="4cm" svg:y1="8.8cm" svg:x2="4cm" svg:y2="9.2cm">
          <text:p/>
        </draw:line>
        <draw:line draw:style-name="gr35" draw:text-style-name="P2" draw:layer="layout" svg:x1="5cm" svg:y1="8.8cm" svg:x2="5cm" svg:y2="9.2cm">
          <text:p/>
        </draw:line>
        <draw:line draw:style-name="gr35" draw:text-style-name="P2" draw:layer="layout" svg:x1="6cm" svg:y1="8.8cm" svg:x2="6cm" svg:y2="9.2cm">
          <text:p/>
        </draw:line>
        <draw:line draw:style-name="gr35" draw:text-style-name="P2" draw:layer="layout" svg:x1="7cm" svg:y1="8.8cm" svg:x2="7cm" svg:y2="9.2cm">
          <text:p/>
        </draw:line>
        <draw:line draw:style-name="gr35" draw:text-style-name="P2" draw:layer="layout" svg:x1="8cm" svg:y1="8.8cm" svg:x2="8cm" svg:y2="9.2cm">
          <text:p/>
        </draw:line>
        <draw:line draw:style-name="gr35" draw:text-style-name="P2" draw:layer="layout" svg:x1="9cm" svg:y1="8.8cm" svg:x2="9cm" svg:y2="9.2cm">
          <text:p/>
        </draw:line>
        <draw:line draw:style-name="gr35" draw:text-style-name="P2" draw:layer="layout" svg:x1="10cm" svg:y1="8.8cm" svg:x2="10cm" svg:y2="9.2cm">
          <text:p/>
        </draw:line>
        <draw:line draw:style-name="gr35" draw:text-style-name="P2" draw:layer="layout" svg:x1="11cm" svg:y1="8.8cm" svg:x2="11cm" svg:y2="9.2cm">
          <text:p/>
        </draw:line>
        <draw:line draw:style-name="gr35" draw:text-style-name="P2" draw:layer="layout" svg:x1="12cm" svg:y1="8.8cm" svg:x2="12cm" svg:y2="9.2cm">
          <text:p/>
        </draw:line>
        <draw:line draw:style-name="gr35" draw:text-style-name="P2" draw:layer="layout" svg:x1="13cm" svg:y1="8.8cm" svg:x2="13cm" svg:y2="9.2cm">
          <text:p/>
        </draw:line>
        <draw:line draw:style-name="gr31" draw:text-style-name="P2" draw:layer="layout" svg:x1="4cm" svg:y1="17.524cm" svg:x2="4.2cm" svg:y2="18.524cm">
          <text:p/>
        </draw:line>
        <draw:line draw:style-name="gr31" draw:text-style-name="P2" draw:layer="layout" svg:x1="4.2cm" svg:y1="18.524cm" svg:x2="12.001cm" svg:y2="18.5cm">
          <text:p/>
        </draw:line>
        <draw:line draw:style-name="gr25" draw:text-style-name="P2" draw:layer="layout" svg:x1="3cm" svg:y1="17.524cm" svg:x2="4cm" svg:y2="17.524cm">
          <text:p/>
        </draw:line>
        <draw:line draw:style-name="gr25" draw:text-style-name="P2" draw:layer="layout" svg:x1="12.2cm" svg:y1="17.524cm" svg:x2="13cm" svg:y2="17.524cm">
          <text:p/>
        </draw:line>
        <draw:frame draw:style-name="gr34" draw:text-style-name="P4" draw:layer="layout" svg:width="0.999cm" svg:height="0.849cm" svg:x="4cm" svg:y="16.375cm">
          <draw:text-box>
            <text:p><text:span text:style-name="T2">8</text:span></text:p>
          </draw:text-box>
        </draw:frame>
        <draw:frame draw:style-name="gr34" draw:text-style-name="P4" draw:layer="layout" svg:width="1cm" svg:height="0.7cm" svg:x="4.999cm" svg:y="16.524cm">
          <draw:text-box>
            <text:p><text:span text:style-name="T2">7</text:span></text:p>
          </draw:text-box>
        </draw:frame>
        <draw:frame draw:style-name="gr34" draw:text-style-name="P4" draw:layer="layout" svg:width="1cm" svg:height="0.7cm" svg:x="5.999cm" svg:y="16.524cm">
          <draw:text-box>
            <text:p><text:span text:style-name="T2">6</text:span></text:p>
          </draw:text-box>
        </draw:frame>
        <draw:frame draw:style-name="gr34" draw:text-style-name="P4" draw:layer="layout" svg:width="1cm" svg:height="0.7cm" svg:x="6.999cm" svg:y="16.524cm">
          <draw:text-box>
            <text:p><text:span text:style-name="T2">5</text:span></text:p>
          </draw:text-box>
        </draw:frame>
        <draw:frame draw:style-name="gr34" draw:text-style-name="P4" draw:layer="layout" svg:width="1cm" svg:height="0.7cm" svg:x="7.999cm" svg:y="16.524cm">
          <draw:text-box>
            <text:p><text:span text:style-name="T2">4</text:span></text:p>
          </draw:text-box>
        </draw:frame>
        <draw:frame draw:style-name="gr34" draw:text-style-name="P4" draw:layer="layout" svg:width="1cm" svg:height="0.7cm" svg:x="8.999cm" svg:y="16.524cm">
          <draw:text-box>
            <text:p><text:span text:style-name="T2">3</text:span></text:p>
          </draw:text-box>
        </draw:frame>
        <draw:frame draw:style-name="gr34" draw:text-style-name="P4" draw:layer="layout" svg:width="1cm" svg:height="0.7cm" svg:x="9.999cm" svg:y="16.524cm">
          <draw:text-box>
            <text:p><text:span text:style-name="T2">2</text:span></text:p>
          </draw:text-box>
        </draw:frame>
        <draw:frame draw:style-name="gr34" draw:text-style-name="P4" draw:layer="layout" svg:width="1cm" svg:height="0.7cm" svg:x="10.999cm" svg:y="16.524cm">
          <draw:text-box>
            <text:p><text:span text:style-name="T2">1</text:span></text:p>
          </draw:text-box>
        </draw:frame>
        <draw:frame draw:style-name="gr34" draw:text-style-name="P4" draw:layer="layout" svg:width="1cm" svg:height="0.7cm" svg:x="11.999cm" svg:y="16.524cm">
          <draw:text-box>
            <text:p><text:span text:style-name="T2">0</text:span></text:p>
          </draw:text-box>
        </draw:frame>
        <draw:line draw:style-name="gr35" draw:text-style-name="P2" draw:layer="layout" svg:x1="4cm" svg:y1="18.7cm" svg:x2="4cm" svg:y2="20.7cm">
          <text:p/>
        </draw:line>
        <draw:line draw:style-name="gr35" draw:text-style-name="P2" draw:layer="layout" svg:x1="12cm" svg:y1="18.7cm" svg:x2="12cm" svg:y2="20.7cm">
          <text:p/>
        </draw:line>
        <draw:line draw:style-name="gr36" draw:text-style-name="P2" draw:layer="layout" svg:x1="15.2cm" svg:y1="20.5cm" svg:x2="13cm" svg:y2="20.5cm">
          <text:p/>
        </draw:line>
        <draw:line draw:style-name="gr35" draw:text-style-name="P2" draw:layer="layout" svg:x1="13cm" svg:y1="18.7cm" svg:x2="13cm" svg:y2="20.7cm">
          <text:p/>
        </draw:line>
        <draw:line draw:style-name="gr35" draw:text-style-name="P2" draw:layer="layout" svg:x1="12cm" svg:y1="20.5cm" svg:x2="13cm" svg:y2="20.5cm">
          <text:p/>
        </draw:line>
        <draw:line draw:style-name="gr37" draw:text-style-name="P2" draw:layer="layout" svg:x1="4cm" svg:y1="20.5cm" svg:x2="12cm" svg:y2="20.5cm">
          <text:p/>
        </draw:line>
        <draw:line draw:style-name="gr37" draw:text-style-name="P2" draw:layer="layout" svg:x1="4cm" svg:y1="19.5cm" svg:x2="13cm" svg:y2="19.5cm">
          <text:p/>
        </draw:line>
        <draw:line draw:style-name="gr35" draw:text-style-name="P2" draw:layer="layout" svg:x1="4cm" svg:y1="16.5cm" svg:x2="13cm" svg:y2="16.5cm">
          <text:p/>
        </draw:line>
        <draw:line draw:style-name="gr35" draw:text-style-name="P2" draw:layer="layout" svg:x1="4cm" svg:y1="16.3cm" svg:x2="4cm" svg:y2="16.7cm">
          <text:p/>
        </draw:line>
        <draw:line draw:style-name="gr35" draw:text-style-name="P2" draw:layer="layout" svg:x1="5cm" svg:y1="16.3cm" svg:x2="5cm" svg:y2="16.7cm">
          <text:p/>
        </draw:line>
        <draw:line draw:style-name="gr35" draw:text-style-name="P2" draw:layer="layout" svg:x1="6cm" svg:y1="16.3cm" svg:x2="6cm" svg:y2="16.7cm">
          <text:p/>
        </draw:line>
        <draw:line draw:style-name="gr35" draw:text-style-name="P2" draw:layer="layout" svg:x1="7cm" svg:y1="16.3cm" svg:x2="7cm" svg:y2="16.7cm">
          <text:p/>
        </draw:line>
        <draw:line draw:style-name="gr35" draw:text-style-name="P2" draw:layer="layout" svg:x1="8cm" svg:y1="16.3cm" svg:x2="8cm" svg:y2="16.7cm">
          <text:p/>
        </draw:line>
        <draw:line draw:style-name="gr35" draw:text-style-name="P2" draw:layer="layout" svg:x1="9cm" svg:y1="16.3cm" svg:x2="9cm" svg:y2="16.7cm">
          <text:p/>
        </draw:line>
        <draw:line draw:style-name="gr35" draw:text-style-name="P2" draw:layer="layout" svg:x1="10cm" svg:y1="16.3cm" svg:x2="10cm" svg:y2="16.7cm">
          <text:p/>
        </draw:line>
        <draw:line draw:style-name="gr35" draw:text-style-name="P2" draw:layer="layout" svg:x1="11cm" svg:y1="16.3cm" svg:x2="11cm" svg:y2="16.7cm">
          <text:p/>
        </draw:line>
        <draw:line draw:style-name="gr35" draw:text-style-name="P2" draw:layer="layout" svg:x1="12cm" svg:y1="16.3cm" svg:x2="12cm" svg:y2="16.7cm">
          <text:p/>
        </draw:line>
        <draw:line draw:style-name="gr35" draw:text-style-name="P2" draw:layer="layout" svg:x1="13cm" svg:y1="16.3cm" svg:x2="13cm" svg:y2="16.7cm">
          <text:p/>
        </draw:line>
        <draw:frame draw:style-name="gr38" draw:text-style-name="P4" draw:layer="layout" svg:width="1.5cm" svg:height="0.8cm" svg:x="13.5cm" svg:y="19.7cm">
          <draw:text-box>
            <text:p><text:span text:style-name="T2">t</text:span><text:span text:style-name="T3">REC</text:span></text:p>
          </draw:text-box>
        </draw:frame>
        <draw:frame draw:style-name="gr38" draw:text-style-name="P4" draw:layer="layout" svg:width="1.5cm" svg:height="0.8cm" svg:x="6.5cm" svg:y="11.214cm">
          <draw:text-box>
            <text:p><text:span text:style-name="T2">t</text:span><text:span text:style-name="T3">DATT</text:span></text:p>
          </draw:text-box>
        </draw:frame>
        <draw:frame draw:style-name="gr39" draw:text-style-name="P4" draw:layer="layout" svg:width="1.5cm" svg:height="0.786cm" svg:x="6.5cm" svg:y="12.214cm">
          <draw:text-box>
            <text:p><text:span text:style-name="T2">t</text:span><text:span text:style-name="T3">SLOT</text:span></text:p>
          </draw:text-box>
        </draw:frame>
        <draw:line draw:style-name="gr32" draw:text-style-name="P2" draw:layer="layout" svg:x1="12cm" svg:y1="11cm" svg:x2="12.2cm" svg:y2="10cm">
          <text:p/>
        </draw:line>
        <draw:line draw:style-name="gr33" draw:text-style-name="P2" draw:layer="layout" svg:x1="12cm" svg:y1="18.5cm" svg:x2="12.2cm" svg:y2="17.5cm">
          <text:p/>
        </draw:line>
        <draw:frame draw:style-name="gr38" draw:text-style-name="P4" draw:layer="layout" svg:width="1.5cm" svg:height="0.8cm" svg:x="6.625cm" svg:y="18.7cm">
          <draw:text-box>
            <text:p><text:span text:style-name="T2">t</text:span><text:span text:style-name="T3">DATT</text:span></text:p>
          </draw:text-box>
        </draw:frame>
        <draw:frame draw:style-name="gr39" draw:text-style-name="P4" draw:layer="layout" svg:width="3.5cm" svg:height="0.786cm" svg:x="6.5cm" svg:y="19.7cm">
          <draw:text-box>
            <text:p><text:span text:style-name="T2">t</text:span><text:span text:style-name="T3">SLOT</text:span><text:span text:style-name="T4"> = t</text:span><text:span text:style-name="T3">LOW0</text:span></text:p>
          </draw:text-box>
        </draw:frame>
        <draw:frame draw:style-name="gr38" draw:text-style-name="P4" draw:layer="layout" svg:width="1.5cm" svg:height="0.8cm" svg:x="6cm" svg:y="24.2cm">
          <draw:text-box>
            <text:p><text:span text:style-name="T2">t</text:span><text:span text:style-name="T3">RSTT</text:span></text:p>
          </draw:text-box>
        </draw:frame>
        <draw:line draw:style-name="gr31" draw:text-style-name="P2" draw:layer="layout" svg:x1="2.5cm" svg:y1="23cm" svg:x2="2.5cm" svg:y2="24cm">
          <text:p/>
        </draw:line>
        <draw:line draw:style-name="gr31" draw:text-style-name="P2" draw:layer="layout" svg:x1="2.5cm" svg:y1="24cm" svg:x2="10.501cm" svg:y2="23.976cm">
          <text:p/>
        </draw:line>
        <draw:line draw:style-name="gr25" draw:text-style-name="P2" draw:layer="layout" svg:x1="2cm" svg:y1="23cm" svg:x2="2.5cm" svg:y2="23cm">
          <text:p/>
        </draw:line>
        <draw:line draw:style-name="gr25" draw:text-style-name="P2" draw:layer="layout" svg:x1="10.5cm" svg:y1="23cm" svg:x2="10.75cm" svg:y2="23cm">
          <text:p/>
        </draw:line>
        <draw:frame draw:style-name="gr40" draw:text-style-name="P4" draw:layer="layout" svg:width="2.5cm" svg:height="0.7cm" svg:x="2.5cm" svg:y="22.024cm">
          <draw:text-box>
            <text:p><text:span text:style-name="T2">127...</text:span></text:p>
          </draw:text-box>
        </draw:frame>
        <draw:line draw:style-name="gr35" draw:text-style-name="P2" draw:layer="layout" svg:x1="2.5cm" svg:y1="24.25cm" svg:x2="2.5cm" svg:y2="27.25cm">
          <text:p/>
        </draw:line>
        <draw:line draw:style-name="gr35" draw:text-style-name="P2" draw:layer="layout" svg:x1="10.5cm" svg:y1="24.25cm" svg:x2="10.5cm" svg:y2="26.25cm">
          <text:p/>
        </draw:line>
        <draw:line draw:style-name="gr36" draw:text-style-name="P2" draw:layer="layout" svg:x1="14cm" svg:y1="27cm" svg:x2="11.75cm" svg:y2="27cm">
          <text:p/>
        </draw:line>
        <draw:line draw:style-name="gr37" draw:text-style-name="P2" draw:layer="layout" svg:x1="2.5cm" svg:y1="26cm" svg:x2="10.5cm" svg:y2="26cm">
          <text:p/>
        </draw:line>
        <draw:line draw:style-name="gr37" draw:text-style-name="P2" draw:layer="layout" svg:x1="2.5cm" svg:y1="25cm" svg:x2="18.5cm" svg:y2="25cm">
          <text:p/>
        </draw:line>
        <draw:line draw:style-name="gr35" draw:text-style-name="P2" draw:layer="layout" svg:x1="2.501cm" svg:y1="22cm" svg:x2="18.5cm" svg:y2="22cm">
          <text:p/>
        </draw:line>
        <draw:line draw:style-name="gr35" draw:text-style-name="P2" draw:layer="layout" svg:x1="2.5cm" svg:y1="21.8cm" svg:x2="2.501cm" svg:y2="22.2cm">
          <text:p/>
        </draw:line>
        <draw:line draw:style-name="gr35" draw:text-style-name="P2" draw:layer="layout" svg:x1="3.501cm" svg:y1="21.8cm" svg:x2="3.501cm" svg:y2="22.2cm">
          <text:p/>
        </draw:line>
        <draw:line draw:style-name="gr35" draw:text-style-name="P2" draw:layer="layout" svg:x1="4.501cm" svg:y1="21.8cm" svg:x2="4.501cm" svg:y2="22.2cm">
          <text:p/>
        </draw:line>
        <draw:line draw:style-name="gr35" draw:text-style-name="P2" draw:layer="layout" svg:x1="5.501cm" svg:y1="21.8cm" svg:x2="5.501cm" svg:y2="22.2cm">
          <text:p/>
        </draw:line>
        <draw:line draw:style-name="gr35" draw:text-style-name="P2" draw:layer="layout" svg:x1="6.501cm" svg:y1="21.8cm" svg:x2="6.501cm" svg:y2="22.2cm">
          <text:p/>
        </draw:line>
        <draw:line draw:style-name="gr35" draw:text-style-name="P2" draw:layer="layout" svg:x1="7.501cm" svg:y1="21.8cm" svg:x2="7.501cm" svg:y2="22.2cm">
          <text:p/>
        </draw:line>
        <draw:line draw:style-name="gr35" draw:text-style-name="P2" draw:layer="layout" svg:x1="8.501cm" svg:y1="21.8cm" svg:x2="8.501cm" svg:y2="22.2cm">
          <text:p/>
        </draw:line>
        <draw:line draw:style-name="gr35" draw:text-style-name="P2" draw:layer="layout" svg:x1="9.501cm" svg:y1="21.8cm" svg:x2="9.501cm" svg:y2="22.2cm">
          <text:p/>
        </draw:line>
        <draw:line draw:style-name="gr35" draw:text-style-name="P2" draw:layer="layout" svg:x1="10.501cm" svg:y1="21.8cm" svg:x2="10.501cm" svg:y2="22.2cm">
          <text:p/>
        </draw:line>
        <draw:line draw:style-name="gr35" draw:text-style-name="P2" draw:layer="layout" svg:x1="11.501cm" svg:y1="21.8cm" svg:x2="11.501cm" svg:y2="22.2cm">
          <text:p/>
        </draw:line>
        <draw:frame draw:style-name="gr38" draw:text-style-name="P4" draw:layer="layout" svg:width="1.75cm" svg:height="0.8cm" svg:x="12.25cm" svg:y="26.2cm">
          <draw:text-box>
            <text:p><text:span text:style-name="T2">t</text:span><text:span text:style-name="T3">RSTS</text:span></text:p>
          </draw:text-box>
        </draw:frame>
        <draw:line draw:style-name="gr33" draw:text-style-name="P2" draw:layer="layout" svg:x1="10.5cm" svg:y1="24cm" svg:x2="10.5cm" svg:y2="23cm">
          <text:p/>
        </draw:line>
        <draw:line draw:style-name="gr35" draw:text-style-name="P2" draw:layer="layout" svg:x1="12.5cm" svg:y1="21.8cm" svg:x2="12.5cm" svg:y2="22.2cm">
          <text:p/>
        </draw:line>
        <draw:line draw:style-name="gr35" draw:text-style-name="P2" draw:layer="layout" svg:x1="13.5cm" svg:y1="21.8cm" svg:x2="13.5cm" svg:y2="22.2cm">
          <text:p/>
        </draw:line>
        <draw:line draw:style-name="gr35" draw:text-style-name="P2" draw:layer="layout" svg:x1="14.5cm" svg:y1="21.8cm" svg:x2="14.5cm" svg:y2="22.2cm">
          <text:p/>
        </draw:line>
        <draw:line draw:style-name="gr35" draw:text-style-name="P2" draw:layer="layout" svg:x1="15.5cm" svg:y1="21.8cm" svg:x2="15.5cm" svg:y2="22.2cm">
          <text:p/>
        </draw:line>
        <draw:line draw:style-name="gr35" draw:text-style-name="P2" draw:layer="layout" svg:x1="16.5cm" svg:y1="21.8cm" svg:x2="16.5cm" svg:y2="22.2cm">
          <text:p/>
        </draw:line>
        <draw:line draw:style-name="gr35" draw:text-style-name="P2" draw:layer="layout" svg:x1="17.5cm" svg:y1="21.8cm" svg:x2="17.5cm" svg:y2="22.2cm">
          <text:p/>
        </draw:line>
        <draw:line draw:style-name="gr35" draw:text-style-name="P2" draw:layer="layout" svg:x1="18.5cm" svg:y1="21.8cm" svg:x2="18.5cm" svg:y2="22.2cm">
          <text:p/>
        </draw:line>
        <draw:line draw:style-name="gr35" draw:text-style-name="P2" draw:layer="layout" svg:x1="9.625cm" svg:y1="21.875cm" svg:x2="9.625cm" svg:y2="22.125cm">
          <text:p/>
        </draw:line>
        <draw:line draw:style-name="gr35" draw:text-style-name="P2" draw:layer="layout" svg:x1="10cm" svg:y1="21.875cm" svg:x2="10cm" svg:y2="22.125cm">
          <text:p/>
        </draw:line>
        <draw:line draw:style-name="gr35" draw:text-style-name="P2" draw:layer="layout" svg:x1="10.125cm" svg:y1="21.875cm" svg:x2="10.125cm" svg:y2="22.125cm">
          <text:p/>
        </draw:line>
        <draw:line draw:style-name="gr35" draw:text-style-name="P2" draw:layer="layout" svg:x1="10.375cm" svg:y1="21.875cm" svg:x2="10.375cm" svg:y2="22.125cm">
          <text:p/>
        </draw:line>
        <draw:line draw:style-name="gr35" draw:text-style-name="P2" draw:layer="layout" svg:x1="9.75cm" svg:y1="21.875cm" svg:x2="9.75cm" svg:y2="22.125cm">
          <text:p/>
        </draw:line>
        <draw:line draw:style-name="gr35" draw:text-style-name="P2" draw:layer="layout" svg:x1="9.875cm" svg:y1="21.875cm" svg:x2="9.875cm" svg:y2="22.125cm">
          <text:p/>
        </draw:line>
        <draw:line draw:style-name="gr35" draw:text-style-name="P2" draw:layer="layout" svg:x1="10.25cm" svg:y1="21.875cm" svg:x2="10.25cm" svg:y2="22.125cm">
          <text:p/>
        </draw:line>
        <draw:frame draw:style-name="gr41" draw:text-style-name="P4" draw:layer="layout" svg:width="2.5cm" svg:height="0.7cm" svg:x="8cm" svg:y="22cm">
          <draw:text-box>
            <text:p><text:span text:style-name="T2">...64</text:span></text:p>
          </draw:text-box>
        </draw:frame>
        <draw:frame draw:style-name="gr41" draw:text-style-name="P4" draw:layer="layout" svg:width="2.5cm" svg:height="0.7cm" svg:x="16cm" svg:y="22cm">
          <draw:text-box>
            <text:p><text:span text:style-name="T2">...0</text:span></text:p>
          </draw:text-box>
        </draw:frame>
        <draw:frame draw:style-name="gr40" draw:text-style-name="P4" draw:layer="layout" svg:width="2.5cm" svg:height="0.7cm" svg:x="10.5cm" svg:y="22cm">
          <draw:text-box>
            <text:p><text:span text:style-name="T2">63...</text:span></text:p>
          </draw:text-box>
        </draw:frame>
        <draw:line draw:style-name="gr33" draw:text-style-name="P2" draw:layer="layout" svg:x1="5cm" svg:y1="11cm" svg:x2="5.2cm" svg:y2="10cm">
          <text:p/>
        </draw:line>
        <draw:line draw:style-name="gr32" draw:text-style-name="P2" draw:layer="layout" svg:x1="10.75cm" svg:y1="24cm" svg:x2="10.75cm" svg:y2="23cm">
          <text:p/>
        </draw:line>
        <draw:line draw:style-name="gr33" draw:text-style-name="P2" draw:layer="layout" svg:x1="11cm" svg:y1="24cm" svg:x2="11cm" svg:y2="23cm">
          <text:p/>
        </draw:line>
        <draw:line draw:style-name="gr32" draw:text-style-name="P2" draw:layer="layout" svg:x1="10.875cm" svg:y1="24cm" svg:x2="10.875cm" svg:y2="23cm">
          <text:p/>
        </draw:line>
        <draw:line draw:style-name="gr32" draw:text-style-name="P2" draw:layer="layout" svg:x1="11.25cm" svg:y1="24cm" svg:x2="11.25cm" svg:y2="23cm">
          <text:p/>
        </draw:line>
        <draw:line draw:style-name="gr32" draw:text-style-name="P2" draw:layer="layout" svg:x1="11.5cm" svg:y1="24cm" svg:x2="11.5cm" svg:y2="23cm">
          <text:p/>
        </draw:line>
        <draw:line draw:style-name="gr32" draw:text-style-name="P2" draw:layer="layout" svg:x1="12cm" svg:y1="24cm" svg:x2="12cm" svg:y2="23cm">
          <text:p/>
        </draw:line>
        <draw:line draw:style-name="gr35" draw:text-style-name="P2" draw:layer="layout" svg:x1="10.625cm" svg:y1="21.875cm" svg:x2="10.625cm" svg:y2="22.125cm">
          <text:p/>
        </draw:line>
        <draw:line draw:style-name="gr35" draw:text-style-name="P2" draw:layer="layout" svg:x1="11cm" svg:y1="21.875cm" svg:x2="11cm" svg:y2="22.125cm">
          <text:p/>
        </draw:line>
        <draw:line draw:style-name="gr35" draw:text-style-name="P2" draw:layer="layout" svg:x1="11.125cm" svg:y1="21.875cm" svg:x2="11.125cm" svg:y2="22.125cm">
          <text:p/>
        </draw:line>
        <draw:line draw:style-name="gr35" draw:text-style-name="P2" draw:layer="layout" svg:x1="11.375cm" svg:y1="21.875cm" svg:x2="11.375cm" svg:y2="22.125cm">
          <text:p/>
        </draw:line>
        <draw:line draw:style-name="gr35" draw:text-style-name="P2" draw:layer="layout" svg:x1="10.75cm" svg:y1="21.875cm" svg:x2="10.75cm" svg:y2="22.125cm">
          <text:p/>
        </draw:line>
        <draw:line draw:style-name="gr35" draw:text-style-name="P2" draw:layer="layout" svg:x1="10.875cm" svg:y1="21.875cm" svg:x2="10.875cm" svg:y2="22.125cm">
          <text:p/>
        </draw:line>
        <draw:line draw:style-name="gr35" draw:text-style-name="P2" draw:layer="layout" svg:x1="11.25cm" svg:y1="21.875cm" svg:x2="11.25cm" svg:y2="22.125cm">
          <text:p/>
        </draw:line>
        <draw:line draw:style-name="gr35" draw:text-style-name="P2" draw:layer="layout" svg:x1="7.625cm" svg:y1="21.875cm" svg:x2="7.625cm" svg:y2="22.125cm">
          <text:p/>
        </draw:line>
        <draw:line draw:style-name="gr35" draw:text-style-name="P2" draw:layer="layout" svg:x1="8cm" svg:y1="21.875cm" svg:x2="8cm" svg:y2="22.125cm">
          <text:p/>
        </draw:line>
        <draw:line draw:style-name="gr35" draw:text-style-name="P2" draw:layer="layout" svg:x1="8.125cm" svg:y1="21.875cm" svg:x2="8.125cm" svg:y2="22.125cm">
          <text:p/>
        </draw:line>
        <draw:line draw:style-name="gr35" draw:text-style-name="P2" draw:layer="layout" svg:x1="8.375cm" svg:y1="21.875cm" svg:x2="8.375cm" svg:y2="22.125cm">
          <text:p/>
        </draw:line>
        <draw:line draw:style-name="gr35" draw:text-style-name="P2" draw:layer="layout" svg:x1="7.75cm" svg:y1="21.875cm" svg:x2="7.75cm" svg:y2="22.125cm">
          <text:p/>
        </draw:line>
        <draw:line draw:style-name="gr35" draw:text-style-name="P2" draw:layer="layout" svg:x1="7.875cm" svg:y1="21.875cm" svg:x2="7.875cm" svg:y2="22.125cm">
          <text:p/>
        </draw:line>
        <draw:line draw:style-name="gr35" draw:text-style-name="P2" draw:layer="layout" svg:x1="8.25cm" svg:y1="21.875cm" svg:x2="8.25cm" svg:y2="22.125cm">
          <text:p/>
        </draw:line>
        <draw:line draw:style-name="gr35" draw:text-style-name="P2" draw:layer="layout" svg:x1="8.625cm" svg:y1="21.875cm" svg:x2="8.625cm" svg:y2="22.125cm">
          <text:p/>
        </draw:line>
        <draw:line draw:style-name="gr35" draw:text-style-name="P2" draw:layer="layout" svg:x1="9cm" svg:y1="21.875cm" svg:x2="9cm" svg:y2="22.125cm">
          <text:p/>
        </draw:line>
        <draw:line draw:style-name="gr35" draw:text-style-name="P2" draw:layer="layout" svg:x1="9.125cm" svg:y1="21.875cm" svg:x2="9.125cm" svg:y2="22.125cm">
          <text:p/>
        </draw:line>
        <draw:line draw:style-name="gr35" draw:text-style-name="P2" draw:layer="layout" svg:x1="9.375cm" svg:y1="21.875cm" svg:x2="9.375cm" svg:y2="22.125cm">
          <text:p/>
        </draw:line>
        <draw:line draw:style-name="gr35" draw:text-style-name="P2" draw:layer="layout" svg:x1="8.75cm" svg:y1="21.875cm" svg:x2="8.75cm" svg:y2="22.125cm">
          <text:p/>
        </draw:line>
        <draw:line draw:style-name="gr35" draw:text-style-name="P2" draw:layer="layout" svg:x1="8.875cm" svg:y1="21.875cm" svg:x2="8.875cm" svg:y2="22.125cm">
          <text:p/>
        </draw:line>
        <draw:line draw:style-name="gr35" draw:text-style-name="P2" draw:layer="layout" svg:x1="9.25cm" svg:y1="21.875cm" svg:x2="9.25cm" svg:y2="22.125cm">
          <text:p/>
        </draw:line>
        <draw:line draw:style-name="gr35" draw:text-style-name="P2" draw:layer="layout" svg:x1="5.625cm" svg:y1="21.875cm" svg:x2="5.625cm" svg:y2="22.125cm">
          <text:p/>
        </draw:line>
        <draw:line draw:style-name="gr35" draw:text-style-name="P2" draw:layer="layout" svg:x1="6cm" svg:y1="21.875cm" svg:x2="6cm" svg:y2="22.125cm">
          <text:p/>
        </draw:line>
        <draw:line draw:style-name="gr35" draw:text-style-name="P2" draw:layer="layout" svg:x1="6.125cm" svg:y1="21.875cm" svg:x2="6.125cm" svg:y2="22.125cm">
          <text:p/>
        </draw:line>
        <draw:line draw:style-name="gr35" draw:text-style-name="P2" draw:layer="layout" svg:x1="6.375cm" svg:y1="21.875cm" svg:x2="6.375cm" svg:y2="22.125cm">
          <text:p/>
        </draw:line>
        <draw:line draw:style-name="gr35" draw:text-style-name="P2" draw:layer="layout" svg:x1="5.75cm" svg:y1="21.875cm" svg:x2="5.75cm" svg:y2="22.125cm">
          <text:p/>
        </draw:line>
        <draw:line draw:style-name="gr35" draw:text-style-name="P2" draw:layer="layout" svg:x1="5.875cm" svg:y1="21.875cm" svg:x2="5.875cm" svg:y2="22.125cm">
          <text:p/>
        </draw:line>
        <draw:line draw:style-name="gr35" draw:text-style-name="P2" draw:layer="layout" svg:x1="6.25cm" svg:y1="21.875cm" svg:x2="6.25cm" svg:y2="22.125cm">
          <text:p/>
        </draw:line>
        <draw:line draw:style-name="gr35" draw:text-style-name="P2" draw:layer="layout" svg:x1="6.625cm" svg:y1="21.875cm" svg:x2="6.625cm" svg:y2="22.125cm">
          <text:p/>
        </draw:line>
        <draw:line draw:style-name="gr35" draw:text-style-name="P2" draw:layer="layout" svg:x1="7cm" svg:y1="21.875cm" svg:x2="7cm" svg:y2="22.125cm">
          <text:p/>
        </draw:line>
        <draw:line draw:style-name="gr35" draw:text-style-name="P2" draw:layer="layout" svg:x1="7.125cm" svg:y1="21.875cm" svg:x2="7.125cm" svg:y2="22.125cm">
          <text:p/>
        </draw:line>
        <draw:line draw:style-name="gr35" draw:text-style-name="P2" draw:layer="layout" svg:x1="7.375cm" svg:y1="21.875cm" svg:x2="7.375cm" svg:y2="22.125cm">
          <text:p/>
        </draw:line>
        <draw:line draw:style-name="gr35" draw:text-style-name="P2" draw:layer="layout" svg:x1="6.75cm" svg:y1="21.875cm" svg:x2="6.75cm" svg:y2="22.125cm">
          <text:p/>
        </draw:line>
        <draw:line draw:style-name="gr35" draw:text-style-name="P2" draw:layer="layout" svg:x1="6.875cm" svg:y1="21.875cm" svg:x2="6.875cm" svg:y2="22.125cm">
          <text:p/>
        </draw:line>
        <draw:line draw:style-name="gr35" draw:text-style-name="P2" draw:layer="layout" svg:x1="7.25cm" svg:y1="21.875cm" svg:x2="7.25cm" svg:y2="22.125cm">
          <text:p/>
        </draw:line>
        <draw:line draw:style-name="gr35" draw:text-style-name="P2" draw:layer="layout" svg:x1="3.625cm" svg:y1="21.875cm" svg:x2="3.625cm" svg:y2="22.125cm">
          <text:p/>
        </draw:line>
        <draw:line draw:style-name="gr35" draw:text-style-name="P2" draw:layer="layout" svg:x1="4cm" svg:y1="21.875cm" svg:x2="4cm" svg:y2="22.125cm">
          <text:p/>
        </draw:line>
        <draw:line draw:style-name="gr35" draw:text-style-name="P2" draw:layer="layout" svg:x1="4.125cm" svg:y1="21.875cm" svg:x2="4.125cm" svg:y2="22.125cm">
          <text:p/>
        </draw:line>
        <draw:line draw:style-name="gr35" draw:text-style-name="P2" draw:layer="layout" svg:x1="4.375cm" svg:y1="21.875cm" svg:x2="4.375cm" svg:y2="22.125cm">
          <text:p/>
        </draw:line>
        <draw:line draw:style-name="gr35" draw:text-style-name="P2" draw:layer="layout" svg:x1="3.75cm" svg:y1="21.875cm" svg:x2="3.75cm" svg:y2="22.125cm">
          <text:p/>
        </draw:line>
        <draw:line draw:style-name="gr35" draw:text-style-name="P2" draw:layer="layout" svg:x1="3.875cm" svg:y1="21.875cm" svg:x2="3.875cm" svg:y2="22.125cm">
          <text:p/>
        </draw:line>
        <draw:line draw:style-name="gr35" draw:text-style-name="P2" draw:layer="layout" svg:x1="4.25cm" svg:y1="21.875cm" svg:x2="4.25cm" svg:y2="22.125cm">
          <text:p/>
        </draw:line>
        <draw:line draw:style-name="gr35" draw:text-style-name="P2" draw:layer="layout" svg:x1="4.625cm" svg:y1="21.875cm" svg:x2="4.625cm" svg:y2="22.125cm">
          <text:p/>
        </draw:line>
        <draw:line draw:style-name="gr35" draw:text-style-name="P2" draw:layer="layout" svg:x1="5cm" svg:y1="21.875cm" svg:x2="5cm" svg:y2="22.125cm">
          <text:p/>
        </draw:line>
        <draw:line draw:style-name="gr35" draw:text-style-name="P2" draw:layer="layout" svg:x1="5.125cm" svg:y1="21.875cm" svg:x2="5.125cm" svg:y2="22.125cm">
          <text:p/>
        </draw:line>
        <draw:line draw:style-name="gr35" draw:text-style-name="P2" draw:layer="layout" svg:x1="5.375cm" svg:y1="21.875cm" svg:x2="5.375cm" svg:y2="22.125cm">
          <text:p/>
        </draw:line>
        <draw:line draw:style-name="gr35" draw:text-style-name="P2" draw:layer="layout" svg:x1="4.75cm" svg:y1="21.875cm" svg:x2="4.75cm" svg:y2="22.125cm">
          <text:p/>
        </draw:line>
        <draw:line draw:style-name="gr35" draw:text-style-name="P2" draw:layer="layout" svg:x1="4.875cm" svg:y1="21.875cm" svg:x2="4.875cm" svg:y2="22.125cm">
          <text:p/>
        </draw:line>
        <draw:line draw:style-name="gr35" draw:text-style-name="P2" draw:layer="layout" svg:x1="5.25cm" svg:y1="21.875cm" svg:x2="5.25cm" svg:y2="22.125cm">
          <text:p/>
        </draw:line>
        <draw:line draw:style-name="gr35" draw:text-style-name="P2" draw:layer="layout" svg:x1="2.625cm" svg:y1="21.875cm" svg:x2="2.625cm" svg:y2="22.125cm">
          <text:p/>
        </draw:line>
        <draw:line draw:style-name="gr35" draw:text-style-name="P2" draw:layer="layout" svg:x1="3cm" svg:y1="21.875cm" svg:x2="3cm" svg:y2="22.125cm">
          <text:p/>
        </draw:line>
        <draw:line draw:style-name="gr35" draw:text-style-name="P2" draw:layer="layout" svg:x1="3.125cm" svg:y1="21.875cm" svg:x2="3.125cm" svg:y2="22.125cm">
          <text:p/>
        </draw:line>
        <draw:line draw:style-name="gr35" draw:text-style-name="P2" draw:layer="layout" svg:x1="3.375cm" svg:y1="21.875cm" svg:x2="3.375cm" svg:y2="22.125cm">
          <text:p/>
        </draw:line>
        <draw:line draw:style-name="gr35" draw:text-style-name="P2" draw:layer="layout" svg:x1="2.75cm" svg:y1="21.875cm" svg:x2="2.75cm" svg:y2="22.125cm">
          <text:p/>
        </draw:line>
        <draw:line draw:style-name="gr35" draw:text-style-name="P2" draw:layer="layout" svg:x1="2.875cm" svg:y1="21.875cm" svg:x2="2.875cm" svg:y2="22.125cm">
          <text:p/>
        </draw:line>
        <draw:line draw:style-name="gr35" draw:text-style-name="P2" draw:layer="layout" svg:x1="3.25cm" svg:y1="21.875cm" svg:x2="3.25cm" svg:y2="22.125cm">
          <text:p/>
        </draw:line>
        <draw:line draw:style-name="gr35" draw:text-style-name="P2" draw:layer="layout" svg:x1="11.625cm" svg:y1="21.875cm" svg:x2="11.625cm" svg:y2="22.125cm">
          <text:p/>
        </draw:line>
        <draw:line draw:style-name="gr35" draw:text-style-name="P2" draw:layer="layout" svg:x1="12cm" svg:y1="21.875cm" svg:x2="12cm" svg:y2="22.125cm">
          <text:p/>
        </draw:line>
        <draw:line draw:style-name="gr35" draw:text-style-name="P2" draw:layer="layout" svg:x1="12.125cm" svg:y1="21.875cm" svg:x2="12.125cm" svg:y2="22.125cm">
          <text:p/>
        </draw:line>
        <draw:line draw:style-name="gr35" draw:text-style-name="P2" draw:layer="layout" svg:x1="12.375cm" svg:y1="21.875cm" svg:x2="12.375cm" svg:y2="22.125cm">
          <text:p/>
        </draw:line>
        <draw:line draw:style-name="gr35" draw:text-style-name="P2" draw:layer="layout" svg:x1="11.75cm" svg:y1="21.875cm" svg:x2="11.75cm" svg:y2="22.125cm">
          <text:p/>
        </draw:line>
        <draw:line draw:style-name="gr35" draw:text-style-name="P2" draw:layer="layout" svg:x1="11.875cm" svg:y1="21.875cm" svg:x2="11.875cm" svg:y2="22.125cm">
          <text:p/>
        </draw:line>
        <draw:line draw:style-name="gr35" draw:text-style-name="P2" draw:layer="layout" svg:x1="12.25cm" svg:y1="21.875cm" svg:x2="12.25cm" svg:y2="22.125cm">
          <text:p/>
        </draw:line>
        <draw:line draw:style-name="gr35" draw:text-style-name="P2" draw:layer="layout" svg:x1="12.625cm" svg:y1="21.875cm" svg:x2="12.625cm" svg:y2="22.125cm">
          <text:p/>
        </draw:line>
        <draw:line draw:style-name="gr35" draw:text-style-name="P2" draw:layer="layout" svg:x1="13cm" svg:y1="21.875cm" svg:x2="13cm" svg:y2="22.125cm">
          <text:p/>
        </draw:line>
        <draw:line draw:style-name="gr35" draw:text-style-name="P2" draw:layer="layout" svg:x1="13.125cm" svg:y1="21.875cm" svg:x2="13.125cm" svg:y2="22.125cm">
          <text:p/>
        </draw:line>
        <draw:line draw:style-name="gr35" draw:text-style-name="P2" draw:layer="layout" svg:x1="13.375cm" svg:y1="21.875cm" svg:x2="13.375cm" svg:y2="22.125cm">
          <text:p/>
        </draw:line>
        <draw:line draw:style-name="gr35" draw:text-style-name="P2" draw:layer="layout" svg:x1="12.75cm" svg:y1="21.875cm" svg:x2="12.75cm" svg:y2="22.125cm">
          <text:p/>
        </draw:line>
        <draw:line draw:style-name="gr35" draw:text-style-name="P2" draw:layer="layout" svg:x1="12.875cm" svg:y1="21.875cm" svg:x2="12.875cm" svg:y2="22.125cm">
          <text:p/>
        </draw:line>
        <draw:line draw:style-name="gr35" draw:text-style-name="P2" draw:layer="layout" svg:x1="13.25cm" svg:y1="21.875cm" svg:x2="13.25cm" svg:y2="22.125cm">
          <text:p/>
        </draw:line>
        <draw:line draw:style-name="gr35" draw:text-style-name="P2" draw:layer="layout" svg:x1="13.625cm" svg:y1="21.875cm" svg:x2="13.625cm" svg:y2="22.125cm">
          <text:p/>
        </draw:line>
        <draw:line draw:style-name="gr35" draw:text-style-name="P2" draw:layer="layout" svg:x1="14cm" svg:y1="21.875cm" svg:x2="14cm" svg:y2="22.125cm">
          <text:p/>
        </draw:line>
        <draw:line draw:style-name="gr35" draw:text-style-name="P2" draw:layer="layout" svg:x1="14.125cm" svg:y1="21.875cm" svg:x2="14.125cm" svg:y2="22.125cm">
          <text:p/>
        </draw:line>
        <draw:line draw:style-name="gr35" draw:text-style-name="P2" draw:layer="layout" svg:x1="14.375cm" svg:y1="21.875cm" svg:x2="14.375cm" svg:y2="22.125cm">
          <text:p/>
        </draw:line>
        <draw:line draw:style-name="gr35" draw:text-style-name="P2" draw:layer="layout" svg:x1="13.75cm" svg:y1="21.875cm" svg:x2="13.75cm" svg:y2="22.125cm">
          <text:p/>
        </draw:line>
        <draw:line draw:style-name="gr35" draw:text-style-name="P2" draw:layer="layout" svg:x1="13.875cm" svg:y1="21.875cm" svg:x2="13.875cm" svg:y2="22.125cm">
          <text:p/>
        </draw:line>
        <draw:line draw:style-name="gr35" draw:text-style-name="P2" draw:layer="layout" svg:x1="14.25cm" svg:y1="21.875cm" svg:x2="14.25cm" svg:y2="22.125cm">
          <text:p/>
        </draw:line>
        <draw:line draw:style-name="gr35" draw:text-style-name="P2" draw:layer="layout" svg:x1="14.625cm" svg:y1="21.875cm" svg:x2="14.625cm" svg:y2="22.125cm">
          <text:p/>
        </draw:line>
        <draw:line draw:style-name="gr35" draw:text-style-name="P2" draw:layer="layout" svg:x1="15cm" svg:y1="21.875cm" svg:x2="15cm" svg:y2="22.125cm">
          <text:p/>
        </draw:line>
        <draw:line draw:style-name="gr35" draw:text-style-name="P2" draw:layer="layout" svg:x1="15.125cm" svg:y1="21.875cm" svg:x2="15.125cm" svg:y2="22.125cm">
          <text:p/>
        </draw:line>
        <draw:line draw:style-name="gr35" draw:text-style-name="P2" draw:layer="layout" svg:x1="15.375cm" svg:y1="21.875cm" svg:x2="15.375cm" svg:y2="22.125cm">
          <text:p/>
        </draw:line>
        <draw:line draw:style-name="gr35" draw:text-style-name="P2" draw:layer="layout" svg:x1="14.75cm" svg:y1="21.875cm" svg:x2="14.75cm" svg:y2="22.125cm">
          <text:p/>
        </draw:line>
        <draw:line draw:style-name="gr35" draw:text-style-name="P2" draw:layer="layout" svg:x1="14.875cm" svg:y1="21.875cm" svg:x2="14.875cm" svg:y2="22.125cm">
          <text:p/>
        </draw:line>
        <draw:line draw:style-name="gr35" draw:text-style-name="P2" draw:layer="layout" svg:x1="15.25cm" svg:y1="21.875cm" svg:x2="15.25cm" svg:y2="22.125cm">
          <text:p/>
        </draw:line>
        <draw:line draw:style-name="gr35" draw:text-style-name="P2" draw:layer="layout" svg:x1="16.625cm" svg:y1="21.875cm" svg:x2="16.625cm" svg:y2="22.125cm">
          <text:p/>
        </draw:line>
        <draw:line draw:style-name="gr35" draw:text-style-name="P2" draw:layer="layout" svg:x1="17cm" svg:y1="21.875cm" svg:x2="17cm" svg:y2="22.125cm">
          <text:p/>
        </draw:line>
        <draw:line draw:style-name="gr35" draw:text-style-name="P2" draw:layer="layout" svg:x1="17.125cm" svg:y1="21.875cm" svg:x2="17.125cm" svg:y2="22.125cm">
          <text:p/>
        </draw:line>
        <draw:line draw:style-name="gr35" draw:text-style-name="P2" draw:layer="layout" svg:x1="17.375cm" svg:y1="21.875cm" svg:x2="17.375cm" svg:y2="22.125cm">
          <text:p/>
        </draw:line>
        <draw:line draw:style-name="gr35" draw:text-style-name="P2" draw:layer="layout" svg:x1="16.75cm" svg:y1="21.875cm" svg:x2="16.75cm" svg:y2="22.125cm">
          <text:p/>
        </draw:line>
        <draw:line draw:style-name="gr35" draw:text-style-name="P2" draw:layer="layout" svg:x1="16.875cm" svg:y1="21.875cm" svg:x2="16.875cm" svg:y2="22.125cm">
          <text:p/>
        </draw:line>
        <draw:line draw:style-name="gr35" draw:text-style-name="P2" draw:layer="layout" svg:x1="17.25cm" svg:y1="21.875cm" svg:x2="17.25cm" svg:y2="22.125cm">
          <text:p/>
        </draw:line>
        <draw:line draw:style-name="gr35" draw:text-style-name="P2" draw:layer="layout" svg:x1="17.625cm" svg:y1="21.875cm" svg:x2="17.625cm" svg:y2="22.125cm">
          <text:p/>
        </draw:line>
        <draw:line draw:style-name="gr35" draw:text-style-name="P2" draw:layer="layout" svg:x1="18cm" svg:y1="21.875cm" svg:x2="18cm" svg:y2="22.125cm">
          <text:p/>
        </draw:line>
        <draw:line draw:style-name="gr35" draw:text-style-name="P2" draw:layer="layout" svg:x1="18.125cm" svg:y1="21.875cm" svg:x2="18.125cm" svg:y2="22.125cm">
          <text:p/>
        </draw:line>
        <draw:line draw:style-name="gr35" draw:text-style-name="P2" draw:layer="layout" svg:x1="18.375cm" svg:y1="21.875cm" svg:x2="18.375cm" svg:y2="22.125cm">
          <text:p/>
        </draw:line>
        <draw:line draw:style-name="gr35" draw:text-style-name="P2" draw:layer="layout" svg:x1="17.75cm" svg:y1="21.875cm" svg:x2="17.75cm" svg:y2="22.125cm">
          <text:p/>
        </draw:line>
        <draw:line draw:style-name="gr35" draw:text-style-name="P2" draw:layer="layout" svg:x1="17.875cm" svg:y1="21.875cm" svg:x2="17.875cm" svg:y2="22.125cm">
          <text:p/>
        </draw:line>
        <draw:line draw:style-name="gr35" draw:text-style-name="P2" draw:layer="layout" svg:x1="18.25cm" svg:y1="21.875cm" svg:x2="18.25cm" svg:y2="22.125cm">
          <text:p/>
        </draw:line>
        <draw:line draw:style-name="gr35" draw:text-style-name="P2" draw:layer="layout" svg:x1="15.625cm" svg:y1="21.875cm" svg:x2="15.625cm" svg:y2="22.125cm">
          <text:p/>
        </draw:line>
        <draw:line draw:style-name="gr35" draw:text-style-name="P2" draw:layer="layout" svg:x1="16cm" svg:y1="21.875cm" svg:x2="16cm" svg:y2="22.125cm">
          <text:p/>
        </draw:line>
        <draw:line draw:style-name="gr35" draw:text-style-name="P2" draw:layer="layout" svg:x1="16.125cm" svg:y1="21.875cm" svg:x2="16.125cm" svg:y2="22.125cm">
          <text:p/>
        </draw:line>
        <draw:line draw:style-name="gr35" draw:text-style-name="P2" draw:layer="layout" svg:x1="16.375cm" svg:y1="21.875cm" svg:x2="16.375cm" svg:y2="22.125cm">
          <text:p/>
        </draw:line>
        <draw:line draw:style-name="gr35" draw:text-style-name="P2" draw:layer="layout" svg:x1="15.75cm" svg:y1="21.875cm" svg:x2="15.75cm" svg:y2="22.125cm">
          <text:p/>
        </draw:line>
        <draw:line draw:style-name="gr35" draw:text-style-name="P2" draw:layer="layout" svg:x1="15.875cm" svg:y1="21.875cm" svg:x2="15.875cm" svg:y2="22.125cm">
          <text:p/>
        </draw:line>
        <draw:line draw:style-name="gr35" draw:text-style-name="P2" draw:layer="layout" svg:x1="16.25cm" svg:y1="21.875cm" svg:x2="16.25cm" svg:y2="22.125cm">
          <text:p/>
        </draw:line>
        <draw:line draw:style-name="gr32" draw:text-style-name="P2" draw:layer="layout" svg:x1="15cm" svg:y1="23cm" svg:x2="10.75cm" svg:y2="23cm">
          <text:p/>
        </draw:line>
        <draw:line draw:style-name="gr32" draw:text-style-name="P2" draw:layer="layout" svg:x1="15cm" svg:y1="24cm" svg:x2="10.75cm" svg:y2="24cm">
          <text:p/>
        </draw:line>
        <draw:line draw:style-name="gr32" draw:text-style-name="P2" draw:layer="layout" svg:x1="12.125cm" svg:y1="24cm" svg:x2="12.125cm" svg:y2="23cm">
          <text:p/>
        </draw:line>
        <draw:line draw:style-name="gr33" draw:text-style-name="P2" draw:layer="layout" svg:x1="13cm" svg:y1="24cm" svg:x2="13cm" svg:y2="23cm">
          <text:p/>
        </draw:line>
        <draw:line draw:style-name="gr32" draw:text-style-name="P2" draw:layer="layout" svg:x1="12.25cm" svg:y1="24cm" svg:x2="12.25cm" svg:y2="23cm">
          <text:p/>
        </draw:line>
        <draw:line draw:style-name="gr32" draw:text-style-name="P2" draw:layer="layout" svg:x1="12.375cm" svg:y1="24cm" svg:x2="12.375cm" svg:y2="23cm">
          <text:p/>
        </draw:line>
        <draw:line draw:style-name="gr32" draw:text-style-name="P2" draw:layer="layout" svg:x1="12.5cm" svg:y1="24cm" svg:x2="12.5cm" svg:y2="23cm">
          <text:p/>
        </draw:line>
        <draw:line draw:style-name="gr32" draw:text-style-name="P2" draw:layer="layout" svg:x1="12.625cm" svg:y1="24cm" svg:x2="12.625cm" svg:y2="23cm">
          <text:p/>
        </draw:line>
        <draw:line draw:style-name="gr32" draw:text-style-name="P2" draw:layer="layout" svg:x1="12.75cm" svg:y1="24cm" svg:x2="12.75cm" svg:y2="23cm">
          <text:p/>
        </draw:line>
        <draw:line draw:style-name="gr32" draw:text-style-name="P2" draw:layer="layout" svg:x1="12.875cm" svg:y1="24cm" svg:x2="12.875cm" svg:y2="23cm">
          <text:p/>
        </draw:line>
        <draw:line draw:style-name="gr32" draw:text-style-name="P2" draw:layer="layout" svg:x1="13.25cm" svg:y1="24cm" svg:x2="13.25cm" svg:y2="23cm">
          <text:p/>
        </draw:line>
        <draw:line draw:style-name="gr32" draw:text-style-name="P2" draw:layer="layout" svg:x1="13.5cm" svg:y1="24cm" svg:x2="13.5cm" svg:y2="23cm">
          <text:p/>
        </draw:line>
        <draw:line draw:style-name="gr32" draw:text-style-name="P2" draw:layer="layout" svg:x1="13.75cm" svg:y1="24cm" svg:x2="13.75cm" svg:y2="23cm">
          <text:p/>
        </draw:line>
        <draw:line draw:style-name="gr32" draw:text-style-name="P2" draw:layer="layout" svg:x1="14cm" svg:y1="24cm" svg:x2="14cm" svg:y2="23cm">
          <text:p/>
        </draw:line>
        <draw:line draw:style-name="gr32" draw:text-style-name="P2" draw:layer="layout" svg:x1="14.25cm" svg:y1="24cm" svg:x2="14.25cm" svg:y2="23cm">
          <text:p/>
        </draw:line>
        <draw:line draw:style-name="gr32" draw:text-style-name="P2" draw:layer="layout" svg:x1="14.5cm" svg:y1="24cm" svg:x2="14.5cm" svg:y2="23cm">
          <text:p/>
        </draw:line>
        <draw:line draw:style-name="gr32" draw:text-style-name="P2" draw:layer="layout" svg:x1="14.75cm" svg:y1="24cm" svg:x2="14.75cm" svg:y2="23cm">
          <text:p/>
        </draw:line>
        <draw:line draw:style-name="gr32" draw:text-style-name="P2" draw:layer="layout" svg:x1="15cm" svg:y1="24cm" svg:x2="15cm" svg:y2="23cm">
          <text:p/>
        </draw:line>
        <draw:line draw:style-name="gr25" draw:text-style-name="P2" draw:layer="layout" svg:x1="15cm" svg:y1="23cm" svg:x2="18.5cm" svg:y2="23cm">
          <text:p/>
        </draw:line>
        <draw:line draw:style-name="gr35" draw:text-style-name="P2" draw:layer="layout" svg:x1="11.75cm" svg:y1="24.25cm" svg:x2="11.75cm" svg:y2="27.25cm">
          <text:p/>
        </draw:line>
        <draw:line draw:style-name="gr35" draw:text-style-name="P2" draw:layer="layout" svg:x1="18.5cm" svg:y1="24.25cm" svg:x2="18.5cm" svg:y2="26.25cm">
          <text:p/>
        </draw:line>
        <draw:line draw:style-name="gr37" draw:text-style-name="P2" draw:layer="layout" svg:x1="10.5cm" svg:y1="26cm" svg:x2="18.5cm" svg:y2="26cm">
          <text:p/>
        </draw:line>
        <draw:frame draw:style-name="gr38" draw:text-style-name="P4" draw:layer="layout" svg:width="1.5cm" svg:height="0.8cm" svg:x="6cm" svg:y="25.2cm">
          <draw:text-box>
            <text:p><text:span text:style-name="T2">t</text:span><text:span text:style-name="T3">RSTL</text:span></text:p>
          </draw:text-box>
        </draw:frame>
        <draw:frame draw:style-name="gr38" draw:text-style-name="P4" draw:layer="layout" svg:width="1.5cm" svg:height="0.8cm" svg:x="13.5cm" svg:y="25.2cm">
          <draw:text-box>
            <text:p><text:span text:style-name="T2">t</text:span><text:span text:style-name="T3">RSTH</text:span></text:p>
          </draw:text-box>
        </draw:frame>
        <draw:line draw:style-name="gr37" draw:text-style-name="P2" draw:layer="layout" svg:x1="2.5cm" svg:y1="27cm" svg:x2="11.75cm" svg:y2="27cm">
          <text:p/>
        </draw:line>
        <draw:line draw:style-name="gr37" draw:text-style-name="P2" draw:layer="layout" svg:x1="4cm" svg:y1="15cm" svg:x2="6cm" svg:y2="15cm">
          <text:p/>
        </draw:line>
      </draw:page>
      <draw:page draw:name="page2" draw:style-name="dp1" draw:master-page-name="Default">
        <draw:custom-shape draw:style-name="gr42" draw:text-style-name="P5" draw:layer="layout" svg:width="9cm" svg:height="9.75cm" svg:x="6.5cm" svg:y="8.625cm">
          <text:p/>
          <draw:enhanced-geometry svg:viewBox="0 0 21600 21600" draw:type="rectangle" draw:enhanced-path="M 0 0 L 21600 0 21600 21600 0 21600 0 0 Z N"/>
        </draw:custom-shape>
        <draw:polygon draw:style-name="gr43" draw:text-style-name="P2" draw:layer="layout" svg:width="2.235cm" svg:height="1.788cm" draw:transform="rotate (-0.463733982254806) translate (13.0000863881731cm 2.99982726095557cm)" svg:viewBox="0 0 2236 1789" draw:points="0,-6263 2236,-6264 895,-4475">
          <text:p/>
        </draw:polygon>
        <draw:line draw:style-name="gr44" draw:text-style-name="P2" draw:layer="layout" svg:x1="11.5cm" svg:y1="4cm" svg:x2="13cm" svg:y2="4cm">
          <text:p/>
        </draw:line>
        <draw:line draw:style-name="gr44" draw:text-style-name="P2" draw:layer="layout" svg:x1="11.5cm" svg:y1="2.5cm" svg:x2="14cm" svg:y2="2.5cm">
          <text:p/>
        </draw:line>
        <draw:line draw:style-name="gr44" draw:text-style-name="P2" draw:layer="layout" svg:x1="14cm" svg:y1="2.5cm" svg:x2="14cm" svg:y2="3.5cm">
          <text:p/>
        </draw:line>
        <draw:line draw:style-name="gr44" draw:text-style-name="P2" draw:layer="layout" svg:x1="15cm" svg:y1="4cm" svg:x2="17cm" svg:y2="4cm">
          <text:p/>
        </draw:line>
        <draw:line draw:style-name="gr44" draw:text-style-name="P2" draw:layer="layout" svg:x1="11.5cm" svg:y1="5.5cm" svg:x2="15.5cm" svg:y2="5.5cm">
          <text:p/>
        </draw:line>
        <draw:line draw:style-name="gr45" draw:text-style-name="P2" draw:layer="layout" svg:x1="15.5cm" svg:y1="4cm" svg:x2="15.5cm" svg:y2="5.5cm">
          <text:p/>
        </draw:line>
        <draw:frame draw:style-name="gr46" draw:text-style-name="P3" draw:layer="layout" svg:width="8cm" svg:height="1cm" svg:x="3cm" svg:y="3.5cm">
          <draw:text-box>
            <text:p><text:span text:style-name="T1">onewire_p[i]</text:span></text:p>
          </draw:text-box>
        </draw:frame>
        <draw:frame draw:style-name="gr46" draw:text-style-name="P3" draw:layer="layout" svg:width="8.125cm" svg:height="1cm" svg:x="2.875cm" svg:y="2cm">
          <draw:text-box>
            <text:p><text:span text:style-name="T1">onewire_p[i] | onewire_e[i]</text:span></text:p>
          </draw:text-box>
        </draw:frame>
        <draw:frame draw:style-name="gr46" draw:text-style-name="P3" draw:layer="layout" svg:width="8cm" svg:height="1cm" svg:x="3cm" svg:y="5cm">
          <draw:text-box>
            <text:p><text:span text:style-name="T1">onewire_i[i]</text:span></text:p>
          </draw:text-box>
        </draw:frame>
        <draw:custom-shape draw:style-name="gr47" draw:text-style-name="P5" draw:layer="layout" svg:width="2cm" svg:height="1.75cm" svg:x="7.5cm" svg:y="9.125cm">
          <text:p text:style-name="P2"><text:span text:style-name="T2">power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cm" svg:height="0.75cm" svg:x="7.5cm" svg:y="11.125cm">
          <text:p text:style-name="P2"><text:span text:style-name="T2">select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cm" svg:height="3.75cm" svg:x="7.5cm" svg:y="12.125cm">
          <text:p text:style-name="P2"><text:span text:style-name="T2">config</text:span></text:p>
          <text:p text:style-name="P2"><text:span text:style-name="T2">/</text:span></text:p>
          <text:p text:style-name="P2"><text:span text:style-name="T2">control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14.5cm" svg:y1="12.5cm" svg:x2="16cm" svg:y2="12.5cm">
          <text:p/>
        </draw:line>
        <draw:line draw:style-name="gr48" draw:text-style-name="P2" draw:layer="layout" svg:x1="14.5cm" svg:y1="12.75cm" svg:x2="16cm" svg:y2="12.75cm">
          <text:p/>
        </draw:line>
        <draw:line draw:style-name="gr48" draw:text-style-name="P2" draw:layer="layout" svg:x1="14.5cm" svg:y1="13cm" svg:x2="16cm" svg:y2="13cm">
          <text:p/>
        </draw:line>
        <draw:line draw:style-name="gr48" draw:text-style-name="P2" draw:layer="layout" svg:x1="14.5cm" svg:y1="13.5cm" svg:x2="16cm" svg:y2="13.5cm">
          <text:p/>
        </draw:line>
        <draw:polygon draw:style-name="gr49" draw:text-style-name="P2" draw:layer="layout" svg:width="1.272cm" svg:height="1.454cm" draw:transform="rotate (0.245044226979958) translate (13.2646480339163cm 12.5588543867831cm)" svg:viewBox="0 0 1273 1455" draw:points="243,30803 1273,30803 909,32259 0,31773">
          <text:p/>
        </draw:polygon>
        <draw:frame draw:style-name="gr50" draw:text-style-name="P3" draw:layer="layout" svg:width="3cm" svg:height="1cm" svg:x="16cm" svg:y="12.5cm">
          <draw:text-box>
            <text:p><text:span text:style-name="T1">onewire_e</text:span></text:p>
          </draw:text-box>
        </draw:frame>
        <draw:line draw:style-name="gr48" draw:text-style-name="P2" draw:layer="layout" svg:x1="16cm" svg:y1="14.5cm" svg:x2="14.5cm" svg:y2="14.5cm">
          <text:p/>
        </draw:line>
        <draw:line draw:style-name="gr48" draw:text-style-name="P2" draw:layer="layout" svg:x1="16cm" svg:y1="14.75cm" svg:x2="14.5cm" svg:y2="14.75cm">
          <text:p/>
        </draw:line>
        <draw:line draw:style-name="gr48" draw:text-style-name="P2" draw:layer="layout" svg:x1="16cm" svg:y1="15cm" svg:x2="14.5cm" svg:y2="15cm">
          <text:p/>
        </draw:line>
        <draw:line draw:style-name="gr48" draw:text-style-name="P2" draw:layer="layout" svg:x1="16cm" svg:y1="15.5cm" svg:x2="14.5cm" svg:y2="15.5cm">
          <text:p/>
        </draw:line>
        <draw:polygon draw:style-name="gr49" draw:text-style-name="P2" draw:layer="layout" svg:width="1.272cm" svg:height="1.454cm" draw:transform="rotate (0.245044226979958) translate (13.2646480339163cm 14.5588543867831cm)" svg:viewBox="0 0 1273 1455" draw:points="243,34684 1273,34684 909,36139 0,35654">
          <text:p/>
        </draw:polygon>
        <draw:custom-shape draw:style-name="gr47" draw:text-style-name="P5" draw:layer="layout" svg:width="2cm" svg:height="3.75cm" svg:x="11cm" svg:y="12.125cm">
          <text:p text:style-name="P2"><text:span text:style-name="T2">state</text:span></text:p>
          <text:p text:style-name="P2"><text:span text:style-name="T2">machine</text:span></text:p>
          <text:p text:style-name="P2"><text:span text:style-name="T2"/></text:p>
          <text:p text:style-name="P2"><text:span text:style-name="T2">7bit</text:span></text:p>
          <text:p text:style-name="P2"><text:span text:style-name="T2">counter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13cm" svg:y1="13cm" svg:x2="13.5cm" svg:y2="13cm">
          <text:p/>
        </draw:line>
        <draw:line draw:style-name="gr48" draw:text-style-name="P2" draw:layer="layout" svg:x1="13.5cm" svg:y1="15cm" svg:x2="13cm" svg:y2="15cm">
          <text:p/>
        </draw:line>
        <draw:frame draw:style-name="gr50" draw:text-style-name="P3" draw:layer="layout" svg:width="3cm" svg:height="1cm" svg:x="16cm" svg:y="14.5cm">
          <draw:text-box>
            <text:p><text:span text:style-name="T1">onewire_i</text:span></text:p>
          </draw:text-box>
        </draw:frame>
        <draw:line draw:style-name="gr48" draw:text-style-name="P2" draw:layer="layout" svg:x1="9.5cm" svg:y1="9.5cm" svg:x2="16cm" svg:y2="9.5cm">
          <text:p/>
        </draw:line>
        <draw:line draw:style-name="gr48" draw:text-style-name="P2" draw:layer="layout" svg:x1="9.5cm" svg:y1="9.75cm" svg:x2="16cm" svg:y2="9.75cm">
          <text:p/>
        </draw:line>
        <draw:line draw:style-name="gr48" draw:text-style-name="P2" draw:layer="layout" svg:x1="9.5cm" svg:y1="10cm" svg:x2="16cm" svg:y2="10cm">
          <text:p/>
        </draw:line>
        <draw:line draw:style-name="gr48" draw:text-style-name="P2" draw:layer="layout" svg:x1="9.5cm" svg:y1="10.5cm" svg:x2="16cm" svg:y2="10.5cm">
          <text:p/>
        </draw:line>
        <draw:frame draw:style-name="gr50" draw:text-style-name="P3" draw:layer="layout" svg:width="3cm" svg:height="1cm" svg:x="16cm" svg:y="9.5cm">
          <draw:text-box>
            <text:p><text:span text:style-name="T1">onewire_p</text:span></text:p>
          </draw:text-box>
        </draw:frame>
        <draw:line draw:style-name="gr48" draw:text-style-name="P2" draw:layer="layout" svg:x1="14cm" svg:y1="11.5cm" svg:x2="14cm" svg:y2="12.375cm">
          <text:p/>
        </draw:line>
        <draw:line draw:style-name="gr48" draw:text-style-name="P2" draw:layer="layout" svg:x1="14cm" svg:y1="13.625cm" svg:x2="14cm" svg:y2="14.375cm">
          <text:p/>
        </draw:line>
        <draw:line draw:style-name="gr44" draw:text-style-name="P2" draw:layer="layout" svg:x1="9.5cm" svg:y1="11.5cm" svg:x2="14cm" svg:y2="11.5cm">
          <text:p/>
        </draw:line>
        <draw:frame draw:style-name="gr46" draw:text-style-name="P3" draw:layer="layout" svg:width="1.5cm" svg:height="1cm" svg:x="4.5cm" svg:y="16.875cm">
          <draw:text-box>
            <text:p><text:span text:style-name="T1">clk</text:span></text:p>
          </draw:text-box>
        </draw:frame>
        <draw:frame draw:style-name="gr46" draw:text-style-name="P3" draw:layer="layout" svg:width="4cm" svg:height="1cm" svg:x="2cm" svg:y="10cm">
          <draw:text-box>
            <text:p><text:span text:style-name="T1">bus_write <text:s text:c="3"/></text:span></text:p>
          </draw:text-box>
        </draw:frame>
        <draw:custom-shape draw:style-name="gr47" draw:text-style-name="P5" draw:layer="layout" svg:width="5.5cm" svg:height="1cm" svg:x="7.5cm" svg:y="16.875cm">
          <text:p text:style-name="P2"><text:span text:style-name="T2">clock generator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8.5cm" svg:y1="15.875cm" svg:x2="8.5cm" svg:y2="16.875cm">
          <text:p/>
        </draw:line>
        <draw:line draw:style-name="gr48" draw:text-style-name="P2" draw:layer="layout" svg:x1="12cm" svg:y1="16.875cm" svg:x2="12cm" svg:y2="15.875cm">
          <text:p/>
        </draw:line>
        <draw:frame draw:style-name="gr50" draw:text-style-name="P3" draw:layer="layout" svg:width="1.5cm" svg:height="1cm" svg:x="8.5cm" svg:y="15.875cm">
          <draw:text-box>
            <text:p><text:span text:style-name="T1">ovd</text:span></text:p>
          </draw:text-box>
        </draw:frame>
        <draw:line draw:style-name="gr48" draw:text-style-name="P2" draw:layer="layout" svg:x1="6cm" svg:y1="17.375cm" svg:x2="7.5cm" svg:y2="17.375cm">
          <text:p/>
        </draw:line>
        <draw:frame draw:style-name="gr46" draw:text-style-name="P3" draw:layer="layout" svg:width="1.5cm" svg:height="1cm" svg:x="10.5cm" svg:y="15.875cm">
          <draw:text-box>
            <text:p><text:span text:style-name="T1">pls</text:span></text:p>
          </draw:text-box>
        </draw:frame>
        <draw:line draw:style-name="gr48" draw:text-style-name="P2" draw:layer="layout" svg:x1="9.5cm" svg:y1="12.875cm" svg:x2="11cm" svg:y2="12.875cm">
          <text:p/>
        </draw:line>
        <draw:line draw:style-name="gr48" draw:text-style-name="P2" draw:layer="layout" svg:x1="9.5cm" svg:y1="13.75cm" svg:x2="11cm" svg:y2="13.75cm">
          <text:p/>
        </draw:line>
        <draw:line draw:style-name="gr48" draw:text-style-name="P2" draw:layer="layout" svg:x1="11cm" svg:y1="15.25cm" svg:x2="9.5cm" svg:y2="15.25cm">
          <text:p/>
        </draw:line>
        <draw:frame draw:style-name="gr46" draw:text-style-name="P3" draw:layer="layout" svg:width="3.98cm" svg:height="1cm" svg:x="2.02cm" svg:y="11.016cm">
          <draw:text-box>
            <text:p><text:span text:style-name="T1">bus_read <text:s text:c="4"/></text:span></text:p>
          </draw:text-box>
        </draw:frame>
        <draw:frame draw:style-name="gr46" draw:text-style-name="P3" draw:layer="layout" svg:width="4cm" svg:height="1cm" svg:x="2cm" svg:y="13cm">
          <draw:text-box>
            <text:p><text:span text:style-name="T1">bus_readdata </text:span></text:p>
          </draw:text-box>
        </draw:frame>
        <draw:frame draw:style-name="gr51" draw:text-style-name="P3" draw:layer="layout" svg:width="1.5cm" svg:height="1.207cm" svg:x="9.5cm" svg:y="14.043cm">
          <draw:text-box>
            <text:p><text:span text:style-name="T1">srx</text:span></text:p>
            <text:p><text:span text:style-name="T1">stx</text:span></text:p>
          </draw:text-box>
        </draw:frame>
        <draw:frame draw:style-name="gr51" draw:text-style-name="P3" draw:layer="layout" svg:width="1.5cm" svg:height="0.75cm" svg:x="9.5cm" svg:y="12.125cm">
          <draw:text-box>
            <text:p><text:span text:style-name="T1">rst</text:span></text:p>
          </draw:text-box>
        </draw:frame>
        <draw:frame draw:style-name="gr51" draw:text-style-name="P3" draw:layer="layout" svg:width="1.5cm" svg:height="0.75cm" svg:x="9.5cm" svg:y="13cm">
          <draw:text-box>
            <text:p><text:span text:style-name="T1">dat</text:span></text:p>
          </draw:text-box>
        </draw:frame>
        <draw:line draw:style-name="gr48" draw:text-style-name="P2" draw:layer="layout" svg:x1="11cm" svg:y1="14cm" svg:x2="9.5cm" svg:y2="14cm">
          <text:p/>
        </draw:line>
        <draw:line draw:style-name="gr48" draw:text-style-name="P2" draw:layer="layout" svg:x1="7cm" svg:y1="13.5cm" svg:x2="6cm" svg:y2="13.5cm">
          <text:p/>
        </draw:line>
        <draw:frame draw:style-name="gr46" draw:text-style-name="P3" draw:layer="layout" svg:width="4cm" svg:height="1cm" svg:x="2cm" svg:y="12cm">
          <draw:text-box>
            <text:p><text:span text:style-name="T1">bus_writedata</text:span></text:p>
          </draw:text-box>
        </draw:frame>
        <draw:frame draw:style-name="gr46" draw:text-style-name="P3" draw:layer="layout" svg:width="4cm" svg:height="1cm" svg:x="2cm" svg:y="14.5cm">
          <draw:text-box>
            <text:p><text:span text:style-name="T1">bus_interrupt </text:span></text:p>
          </draw:text-box>
        </draw:frame>
        <draw:line draw:style-name="gr48" draw:text-style-name="P2" draw:layer="layout" svg:x1="7.5cm" svg:y1="15cm" svg:x2="6cm" svg:y2="15cm">
          <text:p/>
        </draw:line>
        <draw:line draw:style-name="gr48" draw:text-style-name="P2" draw:layer="layout" svg:x1="6cm" svg:y1="12.5cm" svg:x2="7cm" svg:y2="12.5cm">
          <text:p/>
        </draw:line>
        <draw:line draw:style-name="gr48" draw:text-style-name="P2" draw:layer="layout" svg:x1="6cm" svg:y1="11.5cm" svg:x2="7cm" svg:y2="11.5cm">
          <text:p/>
        </draw:line>
        <draw:line draw:style-name="gr48" draw:text-style-name="P2" draw:layer="layout" svg:x1="6cm" svg:y1="10.5cm" svg:x2="7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07-24T22:13:09</dc:date>
    <dc:creator>Iztok Jeras</dc:creator>
    <meta:editing-duration>PT07H46M39S</meta:editing-duration>
    <meta:editing-cycles>8</meta:editing-cycles>
    <meta:generator>OpenOffice.org/3.2$Linux OpenOffice.org_project/320m12$Build-9483</meta:generator>
    <meta:document-statistic meta:object-count="397"/>
  </office:meta>
</office:document-meta>
</file>